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" svg:font-family="'Lohit Devanagari'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" svg:font-family="'Liberation Serif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fo:background-color="#ffffff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background-color="#ffffff" style:font-size-asian="14pt" style:font-name-complex="Times New Roman1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 fo:text-align="center" style:justify-single-word="false"/>
      <style:text-properties fo:font-size="14pt" style:font-size-asian="14pt" style:font-name-complex="Times New Roman1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style:font-size-asian="14pt" style:font-size-complex="14pt"/>
    </style:style>
    <style:style style:name="P10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style:text-underline-style="solid" style:text-underline-width="auto" style:text-underline-color="font-color" style:font-size-asian="14pt" style:font-size-complex="14pt"/>
    </style:style>
    <style:style style:name="P11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fo:font-weight="bold" style:font-size-asian="14pt" style:font-weight-asian="bold" style:font-size-complex="14pt"/>
    </style:style>
    <style:style style:name="P12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fo:font-weight="bold" style:font-size-asian="14pt" style:font-weight-asian="bold" style:font-size-complex="14pt"/>
    </style:style>
    <style:style style:name="P13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>
        <style:tab-stops>
          <style:tab-stop style:position="0.635cm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0.635cm"/>
        </style:tab-stops>
      </style:paragraph-properties>
      <style:text-properties fo:language="en" fo:country="US"/>
    </style:style>
    <style:style style:name="P16" style:family="paragraph" style:parent-style-name="Standard">
      <style:paragraph-properties>
        <style:tab-stops>
          <style:tab-stop style:position="0.635cm"/>
        </style:tab-stops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 style:list-style-name="">
      <style:paragraph-properties style:text-autospace="none"/>
    </style:style>
    <style:style style:name="P18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9" style:family="paragraph" style:parent-style-name="Standard" style:list-style-name="">
      <style:paragraph-properties style:text-autospace="none"/>
      <style:text-properties style:font-name="Consolas" fo:font-size="9.5pt" style:font-size-asian="9.5pt" style:font-size-complex="9.5pt"/>
    </style:style>
    <style:style style:name="P20" style:family="paragraph" style:parent-style-name="Standard">
      <style:paragraph-properties>
        <style:tab-stops>
          <style:tab-stop style:position="0.635cm"/>
        </style:tab-stops>
      </style:paragraph-properties>
    </style:style>
    <style:style style:name="P21" style:family="paragraph" style:parent-style-name="Standard">
      <style:paragraph-properties>
        <style:tab-stops>
          <style:tab-stop style:position="0.635cm"/>
        </style:tab-stops>
      </style:paragraph-properties>
      <style:text-properties fo:font-weight="bold" style:font-weight-asian="bold" style:font-weight-complex="bold"/>
    </style:style>
    <style:style style:name="P22" style:family="paragraph" style:parent-style-name="Standard">
      <style:paragraph-properties>
        <style:tab-stops>
          <style:tab-stop style:position="0.635cm"/>
        </style:tab-stops>
      </style:paragraph-properties>
      <style:text-properties fo:font-weight="normal" style:font-weight-asian="normal" style:font-weight-complex="normal"/>
    </style:style>
    <style:style style:name="P23" style:family="paragraph" style:parent-style-name="Standard">
      <style:paragraph-properties fo:margin-left="4.995cm" fo:margin-right="0cm" fo:line-height="115%" fo:text-indent="1.249cm" style:auto-text-indent="false"/>
    </style:style>
    <style:style style:name="P24" style:family="paragraph" style:parent-style-name="Standard" style:list-style-name="WWNum1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25" style:family="paragraph" style:parent-style-name="Standard" style:list-style-name="WWNum1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26" style:family="paragraph" style:parent-style-name="Standard" style:master-page-name="Standard">
      <style:paragraph-properties style:page-number="auto"/>
    </style:style>
    <style:style style:name="P27" style:family="paragraph" style:parent-style-name="List_20_Paragraph">
      <style:text-properties style:font-name="Times New Roman" fo:font-size="14pt" style:font-size-asian="14pt" style:font-size-complex="14pt"/>
    </style:style>
    <style:style style:name="P28" style:family="paragraph" style:parent-style-name="List_20_Paragraph">
      <style:text-properties style:font-name="Times New Roman" fo:font-size="14pt" fo:language="en" fo:country="US" style:font-size-asian="14pt" style:font-size-complex="14pt"/>
    </style:style>
    <style:style style:name="P29" style:family="paragraph" style:parent-style-name="ListNum">
      <style:paragraph-properties fo:margin-top="0cm" fo:margin-bottom="0cm"/>
    </style:style>
    <style:style style:name="T1" style:family="text">
      <style:text-properties fo:font-size="14pt" style:font-size-asian="14pt" style:font-name-complex="Times New Roman1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en" fo:country="US" style:font-size-asian="14pt" style:font-name-complex="Times New Roman1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en" fo:country="US" fo:font-weight="bold" style:font-size-asian="14pt" style:font-weight-asian="bold" style:font-size-complex="14pt"/>
    </style:style>
    <style:style style:name="T6" style:family="text">
      <style:text-properties fo:font-size="14pt" fo:language="en" fo:country="US" fo:font-style="italic" style:font-size-asian="14pt" style:font-style-asian="italic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font-size="14pt" fo:font-style="italic" style:font-size-asian="14pt" style:font-style-asian="italic" style:font-size-complex="14pt"/>
    </style:style>
    <style:style style:name="T10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language="ru" fo:country="RU" style:font-size-asian="14pt" style:font-size-complex="14pt"/>
    </style:style>
    <style:style style:name="T12" style:family="text">
      <style:text-properties fo:font-size="14pt" style:text-underline-style="none" fo:font-weight="normal" style:font-name-asian="F" style:font-size-asian="14pt" style:font-weight-asian="normal" style:font-name-complex="F" style:font-size-complex="14pt" style:font-weight-complex="normal"/>
    </style:style>
    <style:style style:name="T13" style:family="text">
      <style:text-properties fo:font-weight="bold" style:font-weight-asian="bold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style:font-name="Times New Roman" fo:font-size="14pt" fo:language="en" fo:country="US" style:font-size-asian="14pt" style:font-size-complex="14pt"/>
    </style:style>
    <style:style style:name="T16" style:family="text">
      <style:text-properties fo:font-size="10pt" style:font-size-asian="10pt"/>
    </style:style>
    <style:style style:name="T17" style:family="text">
      <style:text-properties fo:font-size="10pt" style:text-underline-style="solid" style:text-underline-width="auto" style:text-underline-color="font-color" style:font-size-asian="10pt"/>
    </style:style>
    <style:style style:name="T18" style:family="text">
      <style:text-properties fo:font-size="10pt" fo:language="en" fo:country="US" style:font-size-asian="10pt"/>
    </style:style>
    <style:style style:name="T19" style:family="text">
      <style:text-properties fo:font-size="10pt" fo:font-weight="bold" style:font-size-asian="10pt" style:font-weight-asian="bold" style:font-size-complex="14pt"/>
    </style:style>
    <style:style style:name="T20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21" style:family="text">
      <style:text-properties fo:color="#808080" style:font-name="Consolas" fo:font-size="9.5pt" fo:language="en" fo:country="US" style:font-name-asian="Consolas" style:font-size-asian="9.5pt" style:font-name-complex="Consolas" style:font-size-complex="9.5pt"/>
    </style:style>
    <style:style style:name="T22" style:family="text">
      <style:text-properties fo:color="#808080" style:font-name-asian="Consolas" style:font-name-complex="Consolas"/>
    </style:style>
    <style:style style:name="T23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4" style:family="text"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T25" style:family="text">
      <style:text-properties fo:color="#000000" style:font-name-asian="Consolas" style:font-name-complex="Consolas"/>
    </style:style>
    <style:style style:name="T26" style:family="text">
      <style:text-properties fo:color="#6f008a" style:font-name="Consolas" fo:font-size="9.5pt" style:font-name-asian="Consolas" style:font-size-asian="9.5pt" style:font-name-complex="Consolas" style:font-size-complex="9.5pt"/>
    </style:style>
    <style:style style:name="T27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28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9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30" style:family="text">
      <style:text-properties fo:color="#008080" style:font-name="Consolas" fo:font-size="9.5pt" style:font-name-asian="Consolas" style:font-size-asian="9.5pt" style:font-name-complex="Consolas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"><text:span text:style-name="T1">Московский Авиационный Институт</text:span></text:p>
      <text:p text:style-name="P1"><text:span text:style-name="T1">(Национальный Исследовательский Университет)</text:span></text:p>
      <text:p text:style-name="P2"/>
      <text:p text:style-name="P3"/>
      <text:p text:style-name="P3"/>
      <text:p text:style-name="P3"/>
      <text:p text:style-name="P1"><text:span text:style-name="T1">Кафедра 806 «Вычислительная информатика и программирование»</text:span></text:p>
      <text:p text:style-name="P1"><text:span text:style-name="T1">Факультет: «Информационные технологии и прикладная математика»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>Лабораторная работа</text:span></text:p>
      <text:p text:style-name="P1"><text:span text:style-name="T1">Дисциплина: «Объектно-ориентированное программирование»</text:span></text:p>
      <text:p text:style-name="P1"><text:span text:style-name="T3">III</text:span><text:span text:style-name="T1"> семестр</text:span></text:p>
      <text:p text:style-name="P1"><text:span text:style-name="T1">Задание 5: «Основы работы с коллекциями: итераторы»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4"/>
      <text:p text:style-name="P4"/>
      <text:p text:style-name="P6"/>
      <text:p text:style-name="P6"/>
      <text:p text:style-name="P6"/>
      <text:p text:style-name="P6"/>
      <text:p text:style-name="P5"/>
      <text:p text:style-name="P5"/>
      <text:p text:style-name="P23"><text:span text:style-name="T1">Москва, 2019</text:span></text:p>
      <text:p text:style-name="Standard"><text:bookmark text:name="_GoBack"/><text:bookmark text:name="__Fieldmark__1_3184999956"/><text:bookmark text:name="__DdeLink__2160_626589905"/></text:p>
      <text:list xml:id="list6039057746271283966" text:style-name="WWNum1">
        <text:list-item>
          <text:p text:style-name="P24"><text:soft-page-break/><text:span text:style-name="T7">Тема</text:span><text:span text:style-name="T2">: </text:span><text:span text:style-name="T8"><text:tab/>Основы работы с коллекциями: итераторы<text:tab/><text:tab/><text:tab/><text:tab/></text:span></text:p>
        </text:list-item>
      </text:list>
      <text:p text:style-name="P7"/>
      <text:list xml:id="list34489711" text:continue-numbering="true" text:style-name="WWNum1">
        <text:list-item>
          <text:p text:style-name="P24"><text:span text:style-name="T7">Цель работы</text:span><text:span text:style-name="T2">: </text:span><text:span text:style-name="T8"><text:tab/>Изучение основ работы с коллекциями, знакомство с шаблоном проектирования «Итератор»<text:tab/><text:tab/><text:tab/><text:tab/><text:tab/><text:tab/> <text:s/></text:span></text:p>
        </text:list-item>
      </text:list>
      <text:p text:style-name="P27"/>
      <text:p text:style-name="P7"/>
      <text:list xml:id="list34489084" text:continue-numbering="true" text:style-name="WWNum1">
        <text:list-item>
          <text:p text:style-name="P24"><text:span text:style-name="T7">Задание</text:span><text:span text:style-name="T2"> (</text:span><text:span text:style-name="T9">вариант № </text:span><text:span text:style-name="T6">5</text:span><text:span text:style-name="T2"> <text:s/>): </text:span></text:p>
        </text:list-item>
      </text:list>
      <text:p text:style-name="P29"><text:span text:style-name="T2">Фигура — </text:span><text:span text:style-name="T11">шестиугольник</text:span><text:span text:style-name="T2">. Контейнер — стек.</text:span></text:p>
      <text:p text:style-name="P7"/>
      <text:list xml:id="list34495691" text:continue-numbering="true" text:style-name="WWNum1">
        <text:list-item>
          <text:p text:style-name="P24"><text:span text:style-name="T7">Адрес репозитория на </text:span><text:span text:style-name="T5">GitHub</text:span><text:span text:style-name="T7"> </text:span><text:span text:style-name="Internet_20_Link"><text:span text:style-name="T12">https://github.com/DragonKeker/oop_exercise_05</text:span></text:span></text:p>
        </text:list-item>
      </text:list>
      <text:p text:style-name="P7"/>
      <text:list xml:id="list34487539" text:continue-numbering="true" text:style-name="WWNum1">
        <text:list-item>
          <text:p text:style-name="P24"><text:span text:style-name="T7">Код программы на С++</text:span><text:span text:style-name="T2"> </text:span></text:p>
        </text:list-item>
      </text:list>
      <text:p text:style-name="P14"><text:span text:style-name="T4">Lab5.cpp</text:span></text:p>
      <text:p text:style-name="P9"/>
      <text:p text:style-name="P9"><text:span text:style-name="T20">#include</text:span><text:span text:style-name="T23"> </text:span><text:span text:style-name="T27">&lt;iostream&gt;</text:span></text:p>
      <text:p text:style-name="P17"><text:span text:style-name="T20">#include</text:span><text:span text:style-name="T23"> </text:span><text:span text:style-name="T27">&lt;algorithm&gt;</text:span></text:p>
      <text:p text:style-name="P17"><text:span text:style-name="T20">#include</text:span><text:span text:style-name="T23"> </text:span><text:span text:style-name="T27">"hexagon.h"</text:span></text:p>
      <text:p text:style-name="P17"><text:span text:style-name="T20">#include</text:span><text:span text:style-name="T23"> </text:span><text:span text:style-name="T27">"stack.h"</text:span></text:p>
      <text:p text:style-name="P18"/>
      <text:p text:style-name="P17"><text:span text:style-name="T28">int</text:span><text:span text:style-name="T23"> main() {</text:span></text:p>
      <text:p text:style-name="P17"><text:span text:style-name="T23"><text:tab/></text:span><text:span text:style-name="T29">size_t</text:span><text:span text:style-name="T23"> N;</text:span></text:p>
      <text:p text:style-name="P17"><text:span text:style-name="T23"><text:tab/></text:span><text:span text:style-name="T28">float</text:span><text:span text:style-name="T23"> S;</text:span></text:p>
      <text:p text:style-name="P17"><text:span text:style-name="T23"><text:tab/></text:span><text:span text:style-name="T28">char</text:span><text:span text:style-name="T23"> option = </text:span><text:span text:style-name="T27">'0'</text:span><text:span text:style-name="T23">;</text:span></text:p>
      <text:p text:style-name="P17"><text:span text:style-name="T23"><text:tab/>kontaineri::</text:span><text:span text:style-name="T29">stack</text:span><text:span text:style-name="T23">&lt;</text:span><text:span text:style-name="T29">Hexagon</text:span><text:span text:style-name="T23">&lt;</text:span><text:span text:style-name="T28">int</text:span><text:span text:style-name="T23">&gt;&gt; st;</text:span></text:p>
      <text:p text:style-name="P17"><text:span text:style-name="T23"><text:tab/></text:span><text:span text:style-name="T29">Hexagon</text:span><text:span text:style-name="T23">&lt;</text:span><text:span text:style-name="T28">int</text:span><text:span text:style-name="T23">&gt;* he = </text:span><text:span text:style-name="T28">nullptr</text:span><text:span text:style-name="T23">;</text:span></text:p>
      <text:p text:style-name="P17"><text:span text:style-name="T23"><text:tab/></text:span><text:span text:style-name="T28">while</text:span><text:span text:style-name="T23"> (option != </text:span><text:span text:style-name="T27">'q'</text:span><text:span text:style-name="T23">) {</text:span></text:p>
      <text:p text:style-name="P17"><text:span text:style-name="T23"><text:tab/><text:tab/>std::cout </text:span><text:span text:style-name="T30">&lt;&lt;</text:span><text:span text:style-name="T23"> </text:span><text:span text:style-name="T27">"choose option (m - menu)"</text:span><text:span text:style-name="T23"> </text:span><text:span text:style-name="T30">&lt;&lt;</text:span><text:span text:style-name="T23"> std::endl;</text:span></text:p>
      <text:p text:style-name="P17"><text:span text:style-name="T23"><text:tab/><text:tab/>std::cin </text:span><text:span text:style-name="T30">&gt;&gt;</text:span><text:span text:style-name="T23"> option;</text:span></text:p>
      <text:p text:style-name="P17"><text:span text:style-name="T23"><text:tab/><text:tab/></text:span><text:span text:style-name="T28">switch</text:span><text:span text:style-name="T23"> (option) {</text:span></text:p>
      <text:p text:style-name="P17"><text:span text:style-name="T23"><text:tab/><text:tab/></text:span><text:span text:style-name="T28">case</text:span><text:span text:style-name="T23"> </text:span><text:span text:style-name="T27">'q'</text:span><text:span text:style-name="T23">:</text:span></text:p>
      <text:p text:style-name="P17"><text:span text:style-name="T23"><text:tab/><text:tab/><text:tab/></text:span><text:span text:style-name="T28">break</text:span><text:span text:style-name="T23">;</text:span></text:p>
      <text:p text:style-name="P17"><text:span text:style-name="T23"><text:tab/><text:tab/></text:span><text:span text:style-name="T28">case</text:span><text:span text:style-name="T23"> </text:span><text:span text:style-name="T27">'m'</text:span><text:span text:style-name="T23">:</text:span></text:p>
      <text:p text:style-name="P17"><text:span text:style-name="T23"><text:tab/><text:tab/><text:tab/>std::cout </text:span><text:span text:style-name="T30">&lt;&lt;</text:span><text:span text:style-name="T23"> </text:span><text:span text:style-name="T27">"1) push new element into stack\n"</text:span></text:p>
      <text:p text:style-name="P17"><text:span text:style-name="T23"><text:tab/><text:tab/><text:tab/><text:tab/></text:span><text:span text:style-name="T30">&lt;&lt;</text:span><text:span text:style-name="T23"> </text:span><text:span text:style-name="T27">"2) insert element into chosen position\n"</text:span></text:p>
      <text:p text:style-name="P17"><text:span text:style-name="T23"><text:tab/><text:tab/><text:tab/><text:tab/></text:span><text:span text:style-name="T30">&lt;&lt;</text:span><text:span text:style-name="T23"> </text:span><text:span text:style-name="T27">"3) pop element from the stack\n"</text:span></text:p>
      <text:p text:style-name="P17"><text:span text:style-name="T23"><text:tab/><text:tab/><text:tab/><text:tab/></text:span><text:span text:style-name="T30">&lt;&lt;</text:span><text:span text:style-name="T23"> </text:span><text:span text:style-name="T27">"4) delete element from the chosen position\n"</text:span></text:p>
      <text:p text:style-name="P17"><text:span text:style-name="T23"><text:tab/><text:tab/><text:tab/><text:tab/></text:span><text:span text:style-name="T30">&lt;&lt;</text:span><text:span text:style-name="T23"> </text:span><text:span text:style-name="T27">"5) print stack\n"</text:span></text:p>
      <text:p text:style-name="P17"><text:span text:style-name="T23"><text:tab/><text:tab/><text:tab/><text:tab/></text:span><text:span text:style-name="T30">&lt;&lt;</text:span><text:span text:style-name="T23"> </text:span><text:span text:style-name="T27">"6) count elements with area less then chosen value\n"</text:span></text:p>
      <text:p text:style-name="P17"><text:span text:style-name="T23"><text:tab/><text:tab/><text:tab/><text:tab/></text:span><text:span text:style-name="T30">&lt;&lt;</text:span><text:span text:style-name="T23"> </text:span><text:span text:style-name="T27">"7) print top element\n"</text:span></text:p>
      <text:p text:style-name="P17"><text:span text:style-name="T23"><text:tab/><text:tab/><text:tab/><text:tab/></text:span><text:span text:style-name="T30">&lt;&lt;</text:span><text:span text:style-name="T23"> </text:span><text:span text:style-name="T27">"q) - quit"</text:span><text:span text:style-name="T23"> </text:span><text:span text:style-name="T30">&lt;&lt;</text:span><text:span text:style-name="T23"> std::endl;</text:span></text:p>
      <text:p text:style-name="P17"><text:span text:style-name="T23"><text:tab/><text:tab/><text:tab/></text:span><text:span text:style-name="T28">break</text:span><text:span text:style-name="T23">;</text:span></text:p>
      <text:p text:style-name="P17"><text:span text:style-name="T23"><text:tab/><text:tab/></text:span><text:span text:style-name="T28">case</text:span><text:span text:style-name="T23"> </text:span><text:span text:style-name="T27">'1'</text:span><text:span text:style-name="T23">: {</text:span></text:p>
      <text:p text:style-name="P17"><text:span text:style-name="T23"><text:tab/><text:tab/><text:tab/></text:span><text:span text:style-name="T28">try</text:span><text:span text:style-name="T23"> {</text:span></text:p>
      <text:p text:style-name="P17"><text:span text:style-name="T23"><text:tab/><text:tab/><text:tab/><text:tab/>he = </text:span><text:span text:style-name="T28">new</text:span><text:span text:style-name="T23"> </text:span><text:span text:style-name="T29">Hexagon</text:span><text:span text:style-name="T23">&lt;</text:span><text:span text:style-name="T28">int</text:span><text:span text:style-name="T23">&gt;(std::cin);</text:span></text:p>
      <text:p text:style-name="P18"><text:tab/><text:tab/><text:tab/>}</text:p>
      <text:p text:style-name="P17"><text:span text:style-name="T23"><text:tab/><text:tab/><text:tab/></text:span><text:span text:style-name="T28">catch</text:span><text:span text:style-name="T23"> (std::</text:span><text:span text:style-name="T29">logic_error</text:span><text:span text:style-name="T23">&amp; err) {</text:span></text:p>
      <text:p text:style-name="P17"><text:span text:style-name="T23"><text:tab/><text:tab/><text:tab/><text:tab/>std::cout </text:span><text:span text:style-name="T30">&lt;&lt;</text:span><text:span text:style-name="T23"> err.what() </text:span><text:span text:style-name="T30">&lt;&lt;</text:span><text:span text:style-name="T23"> std::endl;</text:span></text:p>
      <text:p text:style-name="P17"><text:span text:style-name="T23"><text:tab/><text:tab/><text:tab/><text:tab/></text:span><text:span text:style-name="T28">break</text:span><text:span text:style-name="T23">;</text:span></text:p>
      <text:p text:style-name="P18"><text:tab/><text:tab/><text:tab/>}</text:p>
      <text:p text:style-name="P18"><text:tab/><text:tab/><text:tab/>st.push(*he);</text:p>
      <text:p text:style-name="P17"><text:span text:style-name="T23"><text:tab/><text:tab/><text:tab/></text:span><text:span text:style-name="T28">break</text:span><text:span text:style-name="T23">;</text:span></text:p>
      <text:p text:style-name="P18"><text:tab/><text:tab/>}</text:p>
      <text:p text:style-name="P17"><text:span text:style-name="T23"><text:tab/><text:tab/></text:span><text:span text:style-name="T28">case</text:span><text:span text:style-name="T23"> </text:span><text:span text:style-name="T27">'2'</text:span><text:span text:style-name="T23">: {</text:span></text:p>
      <text:p text:style-name="P17"><text:span text:style-name="T23"><text:tab/><text:tab/><text:tab/>std::cout </text:span><text:span text:style-name="T30">&lt;&lt;</text:span><text:span text:style-name="T23"> </text:span><text:span text:style-name="T27">"enter position to insert"</text:span><text:span text:style-name="T23"> </text:span><text:span text:style-name="T30">&lt;&lt;</text:span><text:span text:style-name="T23"> std::endl;</text:span></text:p>
      <text:p text:style-name="P17"><text:span text:style-name="T23"><text:tab/><text:tab/><text:tab/>std::cin </text:span><text:span text:style-name="T30">&gt;&gt;</text:span><text:span text:style-name="T23"> N;</text:span></text:p>
      <text:p text:style-name="P17"><text:span text:style-name="T23"><text:tab/><text:tab/><text:tab/>std::cout </text:span><text:span text:style-name="T30">&lt;&lt;</text:span><text:span text:style-name="T23"> </text:span><text:span text:style-name="T27">"enter hexagon"</text:span><text:span text:style-name="T23"> </text:span><text:span text:style-name="T30">&lt;&lt;</text:span><text:span text:style-name="T23"> std::endl;</text:span></text:p>
      <text:p text:style-name="P17"><text:span text:style-name="T23"><text:tab/><text:tab/><text:tab/></text:span><text:span text:style-name="T28">try</text:span><text:span text:style-name="T23"> {</text:span></text:p>
      <text:p text:style-name="P17"><text:soft-page-break/><text:span text:style-name="T23"><text:tab/><text:tab/><text:tab/><text:tab/>he = </text:span><text:span text:style-name="T28">new</text:span><text:span text:style-name="T23"> </text:span><text:span text:style-name="T29">Hexagon</text:span><text:span text:style-name="T23">&lt;</text:span><text:span text:style-name="T28">int</text:span><text:span text:style-name="T23">&gt;(std::cin);</text:span></text:p>
      <text:p text:style-name="P18"><text:tab/><text:tab/><text:tab/>}</text:p>
      <text:p text:style-name="P17"><text:span text:style-name="T23"><text:tab/><text:tab/><text:tab/></text:span><text:span text:style-name="T28">catch</text:span><text:span text:style-name="T23"> (std::</text:span><text:span text:style-name="T29">logic_error</text:span><text:span text:style-name="T23">&amp; err) {</text:span></text:p>
      <text:p text:style-name="P17"><text:span text:style-name="T23"><text:tab/><text:tab/><text:tab/><text:tab/>std::cout </text:span><text:span text:style-name="T30">&lt;&lt;</text:span><text:span text:style-name="T23"> err.what() </text:span><text:span text:style-name="T30">&lt;&lt;</text:span><text:span text:style-name="T23"> std::endl;</text:span></text:p>
      <text:p text:style-name="P17"><text:span text:style-name="T23"><text:tab/><text:tab/><text:tab/><text:tab/></text:span><text:span text:style-name="T28">break</text:span><text:span text:style-name="T23">;</text:span></text:p>
      <text:p text:style-name="P18"><text:tab/><text:tab/><text:tab/>}</text:p>
      <text:p text:style-name="P18"><text:tab/><text:tab/><text:tab/>st.insert_by_number(N + 1, *he);</text:p>
      <text:p text:style-name="P17"><text:span text:style-name="T23"><text:tab/><text:tab/><text:tab/></text:span><text:span text:style-name="T28">break</text:span><text:span text:style-name="T23">;</text:span></text:p>
      <text:p text:style-name="P18"><text:tab/><text:tab/>}</text:p>
      <text:p text:style-name="P17"><text:span text:style-name="T23"><text:tab/><text:tab/></text:span><text:span text:style-name="T28">case</text:span><text:span text:style-name="T23"> </text:span><text:span text:style-name="T27">'3'</text:span><text:span text:style-name="T23">: {</text:span></text:p>
      <text:p text:style-name="P18"><text:tab/><text:tab/><text:tab/>st.pop();</text:p>
      <text:p text:style-name="P17"><text:span text:style-name="T23"><text:tab/><text:tab/><text:tab/></text:span><text:span text:style-name="T28">break</text:span><text:span text:style-name="T23">;</text:span></text:p>
      <text:p text:style-name="P18"><text:tab/><text:tab/>}</text:p>
      <text:p text:style-name="P17"><text:span text:style-name="T23"><text:tab/><text:tab/></text:span><text:span text:style-name="T28">case</text:span><text:span text:style-name="T23"> </text:span><text:span text:style-name="T27">'4'</text:span><text:span text:style-name="T23">: {</text:span></text:p>
      <text:p text:style-name="P17"><text:span text:style-name="T23"><text:tab/><text:tab/><text:tab/>std::cout </text:span><text:span text:style-name="T30">&lt;&lt;</text:span><text:span text:style-name="T23"> </text:span><text:span text:style-name="T27">"enter position to delete"</text:span><text:span text:style-name="T23"> </text:span><text:span text:style-name="T30">&lt;&lt;</text:span><text:span text:style-name="T23"> std::endl;</text:span></text:p>
      <text:p text:style-name="P17"><text:span text:style-name="T23"><text:tab/><text:tab/><text:tab/>std::cin </text:span><text:span text:style-name="T30">&gt;&gt;</text:span><text:span text:style-name="T23"> N;</text:span></text:p>
      <text:p text:style-name="P18"><text:tab/><text:tab/><text:tab/>st.delete_by_number(N + 1);</text:p>
      <text:p text:style-name="P17"><text:span text:style-name="T23"><text:tab/><text:tab/><text:tab/></text:span><text:span text:style-name="T28">break</text:span><text:span text:style-name="T23">;</text:span></text:p>
      <text:p text:style-name="P18"><text:tab/><text:tab/>}</text:p>
      <text:p text:style-name="P17"><text:span text:style-name="T23"><text:tab/><text:tab/></text:span><text:span text:style-name="T28">case</text:span><text:span text:style-name="T23"> </text:span><text:span text:style-name="T27">'5'</text:span><text:span text:style-name="T23">: {</text:span></text:p>
      <text:p text:style-name="P17"><text:span text:style-name="T23"><text:tab/><text:tab/><text:tab/>std::for_each(st.begin(), st.end(), [](</text:span><text:span text:style-name="T29">Hexagon</text:span><text:span text:style-name="T23">&lt;</text:span><text:span text:style-name="T28">int</text:span><text:span text:style-name="T23">&gt;&amp; </text:span><text:span text:style-name="T20">REC</text:span><text:span text:style-name="T23">) { </text:span><text:span text:style-name="T20">REC</text:span><text:span text:style-name="T23">.Print(std::cout); });</text:span></text:p>
      <text:p text:style-name="P17"><text:span text:style-name="T23"><text:tab/><text:tab/><text:tab/></text:span><text:span text:style-name="T28">break</text:span><text:span text:style-name="T23">;</text:span></text:p>
      <text:p text:style-name="P18"><text:tab/><text:tab/>}</text:p>
      <text:p text:style-name="P17"><text:span text:style-name="T23"><text:tab/><text:tab/></text:span><text:span text:style-name="T28">case</text:span><text:span text:style-name="T23"> </text:span><text:span text:style-name="T27">'6'</text:span><text:span text:style-name="T23">: {</text:span></text:p>
      <text:p text:style-name="P17"><text:span text:style-name="T23"><text:tab/><text:tab/><text:tab/>std::cout </text:span><text:span text:style-name="T30">&lt;&lt;</text:span><text:span text:style-name="T23"> </text:span><text:span text:style-name="T27">"enter max area"</text:span><text:span text:style-name="T23"> </text:span><text:span text:style-name="T30">&lt;&lt;</text:span><text:span text:style-name="T23"> std::endl;</text:span></text:p>
      <text:p text:style-name="P17"><text:span text:style-name="T23"><text:tab/><text:tab/><text:tab/>std::cin </text:span><text:span text:style-name="T30">&gt;&gt;</text:span><text:span text:style-name="T23"> S;</text:span></text:p>
      <text:p text:style-name="P17"><text:span text:style-name="T23"><text:tab/><text:tab/><text:tab/>std::cout </text:span><text:span text:style-name="T30">&lt;&lt;</text:span><text:span text:style-name="T23"> std::count_if(st.begin(), st.end(), [=](</text:span><text:span text:style-name="T29">Hexagon</text:span><text:span text:style-name="T23">&lt;</text:span><text:span text:style-name="T28">int</text:span><text:span text:style-name="T23">&gt;&amp; </text:span><text:span text:style-name="T20">X</text:span><text:span text:style-name="T23">) { </text:span><text:span text:style-name="T28">return</text:span><text:span text:style-name="T23"> </text:span><text:span text:style-name="T20">X</text:span><text:span text:style-name="T23">.Area() &lt; S; })</text:span></text:p>
      <text:p text:style-name="P17"><text:span text:style-name="T23"><text:tab/><text:tab/><text:tab/><text:tab/></text:span><text:span text:style-name="T30">&lt;&lt;</text:span><text:span text:style-name="T23"> std::endl;</text:span></text:p>
      <text:p text:style-name="P17"><text:span text:style-name="T23"><text:tab/><text:tab/><text:tab/></text:span><text:span text:style-name="T28">break</text:span><text:span text:style-name="T23">;</text:span></text:p>
      <text:p text:style-name="P18"><text:tab/><text:tab/>}</text:p>
      <text:p text:style-name="P17"><text:span text:style-name="T23"><text:tab/><text:tab/></text:span><text:span text:style-name="T28">case</text:span><text:span text:style-name="T23"> </text:span><text:span text:style-name="T27">'7'</text:span><text:span text:style-name="T23">: {</text:span></text:p>
      <text:p text:style-name="P18"><text:tab/><text:tab/><text:tab/>st.top().Print(std::cout);</text:p>
      <text:p text:style-name="P17"><text:span text:style-name="T23"><text:tab/><text:tab/><text:tab/></text:span><text:span text:style-name="T28">break</text:span><text:span text:style-name="T23">;</text:span></text:p>
      <text:p text:style-name="P18"><text:tab/><text:tab/>}</text:p>
      <text:p text:style-name="P17"><text:span text:style-name="T23"><text:tab/><text:tab/></text:span><text:span text:style-name="T28">default</text:span><text:span text:style-name="T23">:</text:span></text:p>
      <text:p text:style-name="P17"><text:span text:style-name="T23"><text:tab/><text:tab/><text:tab/>std::cout </text:span><text:span text:style-name="T30">&lt;&lt;</text:span><text:span text:style-name="T23"> </text:span><text:span text:style-name="T27">"Wrong. Try m - menu"</text:span><text:span text:style-name="T23"> </text:span><text:span text:style-name="T30">&lt;&lt;</text:span><text:span text:style-name="T23"> std::endl;</text:span></text:p>
      <text:p text:style-name="P17"><text:span text:style-name="T23"><text:tab/><text:tab/><text:tab/></text:span><text:span text:style-name="T28">break</text:span><text:span text:style-name="T23">;</text:span></text:p>
      <text:p text:style-name="P18"><text:tab/><text:tab/>}</text:p>
      <text:p text:style-name="P18"><text:tab/>}</text:p>
      <text:p text:style-name="P17"><text:span text:style-name="T23"><text:tab/></text:span><text:span text:style-name="T28">return</text:span><text:span text:style-name="T23"> 0;</text:span></text:p>
      <text:p text:style-name="P19"><text:span text:style-name="T25">}</text:span></text:p>
      <text:p text:style-name="P9"/>
      <text:p text:style-name="P14"><text:span text:style-name="T4">point.h</text:span></text:p>
      <text:p text:style-name="P9"/>
      <text:p text:style-name="P14"><text:span text:style-name="T21">#ifndef</text:span><text:span text:style-name="T24"> OOP_LAB5_POINT_H</text:span></text:p>
      <text:p text:style-name="P17"><text:span text:style-name="T20">#define</text:span><text:span text:style-name="T23"> </text:span><text:span text:style-name="T26">OOP_LAB5_POINT_H</text:span></text:p>
      <text:p text:style-name="P18"/>
      <text:p text:style-name="P17"><text:span text:style-name="T20">#include</text:span><text:span text:style-name="T23"> </text:span><text:span text:style-name="T27">&lt;iostream&gt;</text:span></text:p>
      <text:p text:style-name="P18"/>
      <text:p text:style-name="P17"><text:span text:style-name="T28">template</text:span><text:span text:style-name="T23">&lt;</text:span><text:span text:style-name="T28">class</text:span><text:span text:style-name="T23"> </text:span><text:span text:style-name="T29">T</text:span><text:span text:style-name="T23">&gt;</text:span></text:p>
      <text:p text:style-name="P17"><text:span text:style-name="T28">struct</text:span><text:span text:style-name="T23"> </text:span><text:span text:style-name="T29">point</text:span><text:span text:style-name="T23"> {</text:span></text:p>
      <text:p text:style-name="P17"><text:span text:style-name="T23"><text:tab/></text:span><text:span text:style-name="T29">T</text:span><text:span text:style-name="T23"> x;</text:span></text:p>
      <text:p text:style-name="P17"><text:span text:style-name="T23"><text:tab/></text:span><text:span text:style-name="T29">T</text:span><text:span text:style-name="T23"> y;</text:span></text:p>
      <text:p text:style-name="P18">};</text:p>
      <text:p text:style-name="P18"/>
      <text:p text:style-name="P17"><text:span text:style-name="T28">template</text:span><text:span text:style-name="T23">&lt;</text:span><text:span text:style-name="T28">class</text:span><text:span text:style-name="T23"> </text:span><text:span text:style-name="T29">T</text:span><text:span text:style-name="T23">&gt;</text:span></text:p>
      <text:p text:style-name="P17"><text:span text:style-name="T23">std::</text:span><text:span text:style-name="T29">istream</text:span><text:span text:style-name="T23">&amp; operator&gt;&gt;(std::</text:span><text:span text:style-name="T29">istream</text:span><text:span text:style-name="T23">&amp; </text:span><text:span text:style-name="T20">is</text:span><text:span text:style-name="T23">, </text:span><text:span text:style-name="T29">point</text:span><text:span text:style-name="T23">&lt;</text:span><text:span text:style-name="T29">T</text:span><text:span text:style-name="T23">&gt;&amp; </text:span><text:span text:style-name="T20">p</text:span><text:span text:style-name="T23">) {</text:span></text:p>
      <text:p text:style-name="P17"><text:span text:style-name="T23"><text:tab/></text:span><text:span text:style-name="T20">is</text:span><text:span text:style-name="T23"> &gt;&gt; </text:span><text:span text:style-name="T20">p</text:span><text:span text:style-name="T23">.x &gt;&gt; </text:span><text:span text:style-name="T20">p</text:span><text:span text:style-name="T23">.y;</text:span></text:p>
      <text:p text:style-name="P17"><text:span text:style-name="T23"><text:tab/></text:span><text:span text:style-name="T28">return</text:span><text:span text:style-name="T23"> </text:span><text:span text:style-name="T20">is</text:span><text:span text:style-name="T23">;</text:span></text:p>
      <text:p text:style-name="P18">}</text:p>
      <text:p text:style-name="P18"/>
      <text:p text:style-name="P17"><text:span text:style-name="T28">template</text:span><text:span text:style-name="T23">&lt;</text:span><text:span text:style-name="T28">class</text:span><text:span text:style-name="T23"> </text:span><text:span text:style-name="T29">T</text:span><text:span text:style-name="T23">&gt;</text:span></text:p>
      <text:p text:style-name="P17"><text:soft-page-break/><text:span text:style-name="T23">std::</text:span><text:span text:style-name="T29">ostream</text:span><text:span text:style-name="T23">&amp; operator&lt;&lt;(std::</text:span><text:span text:style-name="T29">ostream</text:span><text:span text:style-name="T23">&amp; </text:span><text:span text:style-name="T20">os</text:span><text:span text:style-name="T23">, </text:span><text:span text:style-name="T29">point</text:span><text:span text:style-name="T23">&lt;</text:span><text:span text:style-name="T29">T</text:span><text:span text:style-name="T23">&gt; </text:span><text:span text:style-name="T20">p</text:span><text:span text:style-name="T23">) {</text:span></text:p>
      <text:p text:style-name="P17"><text:span text:style-name="T23"><text:tab/></text:span><text:span text:style-name="T20">os</text:span><text:span text:style-name="T23"> </text:span><text:span text:style-name="T30">&lt;&lt;</text:span><text:span text:style-name="T23"> </text:span><text:span text:style-name="T27">'('</text:span><text:span text:style-name="T23"> &lt;&lt; </text:span><text:span text:style-name="T20">p</text:span><text:span text:style-name="T23">.x &lt;&lt; </text:span><text:span text:style-name="T27">' '</text:span><text:span text:style-name="T23"> &lt;&lt; </text:span><text:span text:style-name="T20">p</text:span><text:span text:style-name="T23">.y &lt;&lt; </text:span><text:span text:style-name="T27">')'</text:span><text:span text:style-name="T23">;</text:span></text:p>
      <text:p text:style-name="P17"><text:span text:style-name="T23"><text:tab/></text:span><text:span text:style-name="T28">return</text:span><text:span text:style-name="T23"> </text:span><text:span text:style-name="T20">os</text:span><text:span text:style-name="T23">;</text:span></text:p>
      <text:p text:style-name="P18">}</text:p>
      <text:p text:style-name="P18"/>
      <text:p text:style-name="P17"><text:span text:style-name="T20">#endif</text:span></text:p>
      <text:p text:style-name="P9"/>
      <text:p text:style-name="P14"><text:span text:style-name="T4">hexagon.h</text:span></text:p>
      <text:p text:style-name="P9"/>
      <text:p text:style-name="P14"><text:span text:style-name="T21">#ifndef</text:span><text:span text:style-name="T24"> OOP_LAB5_HEXAGON_H</text:span></text:p>
      <text:p text:style-name="P17"><text:span text:style-name="T20">#define</text:span><text:span text:style-name="T23"> </text:span><text:span text:style-name="T26">OOP_LAB5_HEXAGON_H</text:span></text:p>
      <text:p text:style-name="P18"/>
      <text:p text:style-name="P17"><text:span text:style-name="T20">#include</text:span><text:span text:style-name="T23"> </text:span><text:span text:style-name="T27">"point.h"</text:span></text:p>
      <text:p text:style-name="P17"><text:span text:style-name="T20">#include</text:span><text:span text:style-name="T23"> </text:span><text:span text:style-name="T27">&lt;cmath&gt;</text:span></text:p>
      <text:p text:style-name="P18"/>
      <text:p text:style-name="P17"><text:span text:style-name="T28">template</text:span><text:span text:style-name="T23"> &lt;</text:span><text:span text:style-name="T28">class</text:span><text:span text:style-name="T23"> </text:span><text:span text:style-name="T29">T</text:span><text:span text:style-name="T23">&gt;</text:span></text:p>
      <text:p text:style-name="P17"><text:span text:style-name="T28">class</text:span><text:span text:style-name="T23"> </text:span><text:span text:style-name="T29">Hexagon</text:span><text:span text:style-name="T23"> {</text:span></text:p>
      <text:p text:style-name="P17"><text:span text:style-name="T28">public</text:span><text:span text:style-name="T23">:</text:span></text:p>
      <text:p text:style-name="P17"><text:span text:style-name="T23"><text:tab/></text:span><text:span text:style-name="T29">point</text:span><text:span text:style-name="T23">&lt;</text:span><text:span text:style-name="T29">T</text:span><text:span text:style-name="T23">&gt; A, B, C, D, E, F;</text:span></text:p>
      <text:p text:style-name="P18"/>
      <text:p text:style-name="P17"><text:span text:style-name="T23"><text:tab/></text:span><text:span text:style-name="T28">explicit</text:span><text:span text:style-name="T23"> Hexagon&lt;</text:span><text:span text:style-name="T29">T</text:span><text:span text:style-name="T23">&gt;(std::</text:span><text:span text:style-name="T29">istream</text:span><text:span text:style-name="T23">&amp; </text:span><text:span text:style-name="T20">is</text:span><text:span text:style-name="T23">) {</text:span></text:p>
      <text:p text:style-name="P17"><text:span text:style-name="T23"><text:tab/><text:tab/></text:span><text:span text:style-name="T20">is</text:span><text:span text:style-name="T23"> &gt;&gt; A &gt;&gt; B &gt;&gt; C &gt;&gt; D &gt;&gt; E &gt;&gt; F;</text:span></text:p>
      <text:p text:style-name="P18"><text:tab/>}</text:p>
      <text:p text:style-name="P18"/>
      <text:p text:style-name="P17"><text:span text:style-name="T23"><text:tab/>Hexagon&lt;</text:span><text:span text:style-name="T29">T</text:span><text:span text:style-name="T23">&gt;() = </text:span><text:span text:style-name="T28">default</text:span><text:span text:style-name="T23">;</text:span></text:p>
      <text:p text:style-name="P18"/>
      <text:p text:style-name="P17"><text:span text:style-name="T23"><text:tab/></text:span><text:span text:style-name="T28">double</text:span><text:span text:style-name="T23"> Area() {</text:span></text:p>
      <text:p text:style-name="P17"><text:span text:style-name="T23"><text:tab/><text:tab/></text:span><text:span text:style-name="T28">return</text:span><text:span text:style-name="T23"> (0.5 * abs(A.x * B.y + B.x * C.y + C.x * D.y + D.x * E.y + E.x * F.y + F.x * A.y</text:span></text:p>
      <text:p text:style-name="P18"><text:tab/><text:tab/><text:tab/>- B.x * A.y - C.x * B.y - D.x * C.y - E.x * D.y - F.x * E.y - A.x * F.y));</text:p>
      <text:p text:style-name="P18"><text:tab/>}</text:p>
      <text:p text:style-name="P18"/>
      <text:p text:style-name="P17"><text:span text:style-name="T23"><text:tab/></text:span><text:span text:style-name="T28">void</text:span><text:span text:style-name="T23"> Print(std::</text:span><text:span text:style-name="T29">ostream</text:span><text:span text:style-name="T23">&amp; </text:span><text:span text:style-name="T20">os</text:span><text:span text:style-name="T23">) {</text:span></text:p>
      <text:p text:style-name="P17"><text:span text:style-name="T23"><text:tab/><text:tab/></text:span><text:span text:style-name="T20">os</text:span><text:span text:style-name="T23"> &lt;&lt; A &lt;&lt; </text:span><text:span text:style-name="T27">" "</text:span><text:span text:style-name="T23"> &lt;&lt; B &lt;&lt; </text:span><text:span text:style-name="T27">" "</text:span><text:span text:style-name="T23"> &lt;&lt; C &lt;&lt; </text:span><text:span text:style-name="T27">" "</text:span><text:span text:style-name="T23"> &lt;&lt; D &lt;&lt; </text:span><text:span text:style-name="T27">" "</text:span><text:span text:style-name="T23"> &lt;&lt; E &lt;&lt; </text:span><text:span text:style-name="T27">" "</text:span><text:span text:style-name="T23"> &lt;&lt; F &lt;&lt; std::endl;</text:span></text:p>
      <text:p text:style-name="P18"><text:tab/>}</text:p>
      <text:p text:style-name="P18"/>
      <text:p text:style-name="P17"><text:span text:style-name="T23"><text:tab/></text:span><text:span text:style-name="T28">void</text:span><text:span text:style-name="T23"> </text:span><text:span text:style-name="T30">operator&lt;&lt;</text:span><text:span text:style-name="T23"> (std::</text:span><text:span text:style-name="T29">ostream</text:span><text:span text:style-name="T23">&amp; </text:span><text:span text:style-name="T20">os</text:span><text:span text:style-name="T23">) {</text:span></text:p>
      <text:p text:style-name="P17"><text:span text:style-name="T23"><text:tab/><text:tab/></text:span><text:span text:style-name="T20">os</text:span><text:span text:style-name="T23"> &lt;&lt; A &lt;&lt; </text:span><text:span text:style-name="T27">" "</text:span><text:span text:style-name="T23"> &lt;&lt; B &lt;&lt; </text:span><text:span text:style-name="T27">" "</text:span><text:span text:style-name="T23"> &lt;&lt; C &lt;&lt; </text:span><text:span text:style-name="T27">" "</text:span><text:span text:style-name="T23"> &lt;&lt; D &lt;&lt; </text:span><text:span text:style-name="T27">" "</text:span><text:span text:style-name="T23"> &lt;&lt; E &lt;&lt; </text:span><text:span text:style-name="T27">" "</text:span><text:span text:style-name="T23"> &lt;&lt; F;</text:span></text:p>
      <text:p text:style-name="P18"><text:tab/>}</text:p>
      <text:p text:style-name="P18">};</text:p>
      <text:p text:style-name="P18"/>
      <text:p text:style-name="P17"><text:span text:style-name="T20">#endif</text:span></text:p>
      <text:p text:style-name="P15"/>
      <text:p text:style-name="P14"><text:span text:style-name="T4">stack.h</text:span></text:p>
      <text:p text:style-name="P15"/>
      <text:p text:style-name="P9"><text:span text:style-name="T20">#ifndef</text:span><text:span text:style-name="T23"> OOP_EXERCISE_05_STACK_H</text:span></text:p>
      <text:p text:style-name="P17"><text:span text:style-name="T20">#define</text:span><text:span text:style-name="T23"> </text:span><text:span text:style-name="T26">OOP_EXERCISE_05_STACK_H</text:span></text:p>
      <text:p text:style-name="P18"/>
      <text:p text:style-name="P17"><text:span text:style-name="T20">#include</text:span><text:span text:style-name="T23"> </text:span><text:span text:style-name="T27">&lt;iterator&gt;</text:span></text:p>
      <text:p text:style-name="P17"><text:span text:style-name="T20">#include</text:span><text:span text:style-name="T23"> </text:span><text:span text:style-name="T27">&lt;memory&gt;</text:span></text:p>
      <text:p text:style-name="P17"><text:span text:style-name="T20">#include</text:span><text:span text:style-name="T23"> </text:span><text:span text:style-name="T27">&lt;algorithm&gt;</text:span></text:p>
      <text:p text:style-name="P18"/>
      <text:p text:style-name="P17"><text:span text:style-name="T28">namespace</text:span><text:span text:style-name="T23"> kontaineri {</text:span></text:p>
      <text:p text:style-name="P18"/>
      <text:p text:style-name="P18"/>
      <text:p text:style-name="P17"><text:span text:style-name="T23"><text:tab/></text:span><text:span text:style-name="T28">template</text:span><text:span text:style-name="T23">&lt;</text:span><text:span text:style-name="T28">class</text:span><text:span text:style-name="T23"> </text:span><text:span text:style-name="T29">T</text:span><text:span text:style-name="T23">&gt;</text:span></text:p>
      <text:p text:style-name="P17"><text:span text:style-name="T23"><text:tab/></text:span><text:span text:style-name="T28">class</text:span><text:span text:style-name="T23"> </text:span><text:span text:style-name="T29">stack</text:span><text:span text:style-name="T23"> {</text:span></text:p>
      <text:p text:style-name="P17"><text:span text:style-name="T23"><text:tab/></text:span><text:span text:style-name="T28">private</text:span><text:span text:style-name="T23">:</text:span></text:p>
      <text:p text:style-name="P17"><text:span text:style-name="T23"><text:tab/><text:tab/></text:span><text:span text:style-name="T28">struct</text:span><text:span text:style-name="T23"> </text:span><text:span text:style-name="T29">number</text:span><text:span text:style-name="T23">;</text:span></text:p>
      <text:p text:style-name="P17"><text:span text:style-name="T23"><text:tab/><text:tab/></text:span><text:span text:style-name="T29">size_t</text:span><text:span text:style-name="T23"> size = 0;</text:span></text:p>
      <text:p text:style-name="P17"><text:span text:style-name="T23"><text:tab/></text:span><text:span text:style-name="T28">public</text:span><text:span text:style-name="T23">:</text:span></text:p>
      <text:p text:style-name="P17"><text:soft-page-break/><text:span text:style-name="T23"><text:tab/><text:tab/>stack() = </text:span><text:span text:style-name="T28">default</text:span><text:span text:style-name="T23">;</text:span></text:p>
      <text:p text:style-name="P18"/>
      <text:p text:style-name="P17"><text:span text:style-name="T23"><text:tab/><text:tab/></text:span><text:span text:style-name="T28">class</text:span><text:span text:style-name="T23"> </text:span><text:span text:style-name="T29">forward_iterator</text:span><text:span text:style-name="T23"> {</text:span></text:p>
      <text:p text:style-name="P17"><text:span text:style-name="T23"><text:tab/><text:tab/></text:span><text:span text:style-name="T28">public</text:span><text:span text:style-name="T23">:</text:span></text:p>
      <text:p text:style-name="P17"><text:span text:style-name="T23"><text:tab/><text:tab/><text:tab/></text:span><text:span text:style-name="T28">using</text:span><text:span text:style-name="T23"> </text:span><text:span text:style-name="T29">value_type</text:span><text:span text:style-name="T23"> = </text:span><text:span text:style-name="T29">T</text:span><text:span text:style-name="T23">;</text:span></text:p>
      <text:p text:style-name="P17"><text:span text:style-name="T23"><text:tab/><text:tab/><text:tab/></text:span><text:span text:style-name="T28">using</text:span><text:span text:style-name="T23"> </text:span><text:span text:style-name="T29">reference</text:span><text:span text:style-name="T23"> = </text:span><text:span text:style-name="T29">T</text:span><text:span text:style-name="T23"> &amp;;</text:span></text:p>
      <text:p text:style-name="P17"><text:span text:style-name="T23"><text:tab/><text:tab/><text:tab/></text:span><text:span text:style-name="T28">using</text:span><text:span text:style-name="T23"> </text:span><text:span text:style-name="T29">pointer</text:span><text:span text:style-name="T23"> = </text:span><text:span text:style-name="T29">T</text:span><text:span text:style-name="T23"> *;</text:span></text:p>
      <text:p text:style-name="P17"><text:span text:style-name="T23"><text:tab/><text:tab/><text:tab/></text:span><text:span text:style-name="T28">using</text:span><text:span text:style-name="T23"> </text:span><text:span text:style-name="T29">difference_type</text:span><text:span text:style-name="T23"> = std::</text:span><text:span text:style-name="T29">ptrdiff_t</text:span><text:span text:style-name="T23">;</text:span></text:p>
      <text:p text:style-name="P17"><text:span text:style-name="T23"><text:tab/><text:tab/><text:tab/></text:span><text:span text:style-name="T28">using</text:span><text:span text:style-name="T23"> </text:span><text:span text:style-name="T29">iterator_category</text:span><text:span text:style-name="T23"> = std::</text:span><text:span text:style-name="T29">forward_iterator_tag</text:span><text:span text:style-name="T23">;</text:span></text:p>
      <text:p text:style-name="P17"><text:span text:style-name="T23"><text:tab/><text:tab/><text:tab/></text:span><text:span text:style-name="T28">explicit</text:span><text:span text:style-name="T23"> forward_iterator(</text:span><text:span text:style-name="T29">number</text:span><text:span text:style-name="T23">* </text:span><text:span text:style-name="T20">ptr</text:span><text:span text:style-name="T23">);</text:span></text:p>
      <text:p text:style-name="P17"><text:span text:style-name="T23"><text:tab/><text:tab/><text:tab/></text:span><text:span text:style-name="T29">T</text:span><text:span text:style-name="T23">&amp; </text:span><text:span text:style-name="T30">operator*</text:span><text:span text:style-name="T23">();</text:span></text:p>
      <text:p text:style-name="P17"><text:span text:style-name="T23"><text:tab/><text:tab/><text:tab/></text:span><text:span text:style-name="T29">forward_iterator</text:span><text:span text:style-name="T23">&amp; </text:span><text:span text:style-name="T30">operator++</text:span><text:span text:style-name="T23">();</text:span></text:p>
      <text:p text:style-name="P17"><text:span text:style-name="T23"><text:tab/><text:tab/><text:tab/></text:span><text:span text:style-name="T29">forward_iterator</text:span><text:span text:style-name="T23"> </text:span><text:span text:style-name="T30">operator++</text:span><text:span text:style-name="T23">(</text:span><text:span text:style-name="T28">int</text:span><text:span text:style-name="T23">);</text:span></text:p>
      <text:p text:style-name="P17"><text:span text:style-name="T23"><text:tab/><text:tab/><text:tab/></text:span><text:span text:style-name="T28">bool</text:span><text:span text:style-name="T23"> </text:span><text:span text:style-name="T30">operator==</text:span><text:span text:style-name="T23"> (</text:span><text:span text:style-name="T28">const</text:span><text:span text:style-name="T23"> </text:span><text:span text:style-name="T29">forward_iterator</text:span><text:span text:style-name="T23">&amp; </text:span><text:span text:style-name="T20">other</text:span><text:span text:style-name="T23">) </text:span><text:span text:style-name="T28">const</text:span><text:span text:style-name="T23">;</text:span></text:p>
      <text:p text:style-name="P17"><text:span text:style-name="T23"><text:tab/><text:tab/><text:tab/></text:span><text:span text:style-name="T28">bool</text:span><text:span text:style-name="T23"> </text:span><text:span text:style-name="T30">operator!=</text:span><text:span text:style-name="T23"> (</text:span><text:span text:style-name="T28">const</text:span><text:span text:style-name="T23"> </text:span><text:span text:style-name="T29">forward_iterator</text:span><text:span text:style-name="T23">&amp; </text:span><text:span text:style-name="T20">other</text:span><text:span text:style-name="T23">) </text:span><text:span text:style-name="T28">const</text:span><text:span text:style-name="T23">;</text:span></text:p>
      <text:p text:style-name="P17"><text:span text:style-name="T23"><text:tab/><text:tab/></text:span><text:span text:style-name="T28">private</text:span><text:span text:style-name="T23">:</text:span></text:p>
      <text:p text:style-name="P17"><text:span text:style-name="T23"><text:tab/><text:tab/><text:tab/></text:span><text:span text:style-name="T29">number</text:span><text:span text:style-name="T23">* it_ptr;</text:span></text:p>
      <text:p text:style-name="P17"><text:span text:style-name="T23"><text:tab/><text:tab/><text:tab/></text:span><text:span text:style-name="T28">friend</text:span><text:span text:style-name="T23"> </text:span><text:span text:style-name="T29">stack</text:span><text:span text:style-name="T23">;</text:span></text:p>
      <text:p text:style-name="P18"><text:tab/><text:tab/>};</text:p>
      <text:p text:style-name="P18"/>
      <text:p text:style-name="P17"><text:span text:style-name="T23"><text:tab/><text:tab/></text:span><text:span text:style-name="T29">forward_iterator</text:span><text:span text:style-name="T23"> begin();</text:span></text:p>
      <text:p text:style-name="P17"><text:span text:style-name="T23"><text:tab/><text:tab/></text:span><text:span text:style-name="T29">forward_iterator</text:span><text:span text:style-name="T23"> end();</text:span></text:p>
      <text:p text:style-name="P17"><text:span text:style-name="T23"><text:tab/><text:tab/></text:span><text:span text:style-name="T28">void</text:span><text:span text:style-name="T23"> push(</text:span><text:span text:style-name="T28">const</text:span><text:span text:style-name="T23"> </text:span><text:span text:style-name="T29">T</text:span><text:span text:style-name="T23">&amp; </text:span><text:span text:style-name="T20">value</text:span><text:span text:style-name="T23">);</text:span></text:p>
      <text:p text:style-name="P17"><text:span text:style-name="T23"><text:tab/><text:tab/></text:span><text:span text:style-name="T29">T</text:span><text:span text:style-name="T23">&amp; top();</text:span></text:p>
      <text:p text:style-name="P17"><text:span text:style-name="T23"><text:tab/><text:tab/></text:span><text:span text:style-name="T28">void</text:span><text:span text:style-name="T23"> pop();</text:span></text:p>
      <text:p text:style-name="P17"><text:span text:style-name="T23"><text:tab/><text:tab/></text:span><text:span text:style-name="T28">void</text:span><text:span text:style-name="T23"> delete_by_it(</text:span><text:span text:style-name="T29">forward_iterator</text:span><text:span text:style-name="T23"> </text:span><text:span text:style-name="T20">d_it</text:span><text:span text:style-name="T23">);</text:span></text:p>
      <text:p text:style-name="P17"><text:span text:style-name="T23"><text:tab/><text:tab/></text:span><text:span text:style-name="T28">void</text:span><text:span text:style-name="T23"> delete_by_number(</text:span><text:span text:style-name="T29">size_t</text:span><text:span text:style-name="T23"> </text:span><text:span text:style-name="T20">N</text:span><text:span text:style-name="T23">);</text:span></text:p>
      <text:p text:style-name="P17"><text:span text:style-name="T23"><text:tab/><text:tab/></text:span><text:span text:style-name="T28">void</text:span><text:span text:style-name="T23"> insert_by_it(</text:span><text:span text:style-name="T29">forward_iterator</text:span><text:span text:style-name="T23"> </text:span><text:span text:style-name="T20">ins_it</text:span><text:span text:style-name="T23">, </text:span><text:span text:style-name="T29">T</text:span><text:span text:style-name="T23">&amp; </text:span><text:span text:style-name="T20">value</text:span><text:span text:style-name="T23">);</text:span></text:p>
      <text:p text:style-name="P17"><text:span text:style-name="T23"><text:tab/><text:tab/></text:span><text:span text:style-name="T28">void</text:span><text:span text:style-name="T23"> insert_by_number(</text:span><text:span text:style-name="T29">size_t</text:span><text:span text:style-name="T23"> </text:span><text:span text:style-name="T20">N</text:span><text:span text:style-name="T23">, </text:span><text:span text:style-name="T29">T</text:span><text:span text:style-name="T23">&amp; </text:span><text:span text:style-name="T20">value</text:span><text:span text:style-name="T23">);</text:span></text:p>
      <text:p text:style-name="P17"><text:span text:style-name="T23"><text:tab/></text:span><text:span text:style-name="T28">private</text:span><text:span text:style-name="T23">:</text:span></text:p>
      <text:p text:style-name="P17"><text:span text:style-name="T23"><text:tab/><text:tab/></text:span><text:span text:style-name="T28">struct</text:span><text:span text:style-name="T23"> </text:span><text:span text:style-name="T29">number</text:span><text:span text:style-name="T23"> {</text:span></text:p>
      <text:p text:style-name="P17"><text:span text:style-name="T23"><text:tab/><text:tab/><text:tab/></text:span><text:span text:style-name="T29">T</text:span><text:span text:style-name="T23"> value;</text:span></text:p>
      <text:p text:style-name="P17"><text:span text:style-name="T23"><text:tab/><text:tab/><text:tab/>std::</text:span><text:span text:style-name="T29">unique_ptr</text:span><text:span text:style-name="T23">&lt;</text:span><text:span text:style-name="T29">number</text:span><text:span text:style-name="T23">&gt; next_number = </text:span><text:span text:style-name="T28">nullptr</text:span><text:span text:style-name="T23">;</text:span></text:p>
      <text:p text:style-name="P17"><text:span text:style-name="T23"><text:tab/><text:tab/><text:tab/></text:span><text:span text:style-name="T29">forward_iterator</text:span><text:span text:style-name="T23"> next();</text:span></text:p>
      <text:p text:style-name="P18"><text:tab/><text:tab/>};</text:p>
      <text:p text:style-name="P17"><text:span text:style-name="T23"><text:tab/><text:tab/>std::</text:span><text:span text:style-name="T29">unique_ptr</text:span><text:span text:style-name="T23">&lt;</text:span><text:span text:style-name="T29">number</text:span><text:span text:style-name="T23">&gt; first = </text:span><text:span text:style-name="T28">nullptr</text:span><text:span text:style-name="T23">;</text:span></text:p>
      <text:p text:style-name="P18"><text:tab/>};</text:p>
      <text:p text:style-name="P18"/>
      <text:p text:style-name="P17"><text:span text:style-name="T23"><text:tab/></text:span><text:span text:style-name="T28">template</text:span><text:span text:style-name="T23">&lt;</text:span><text:span text:style-name="T28">class</text:span><text:span text:style-name="T23"> </text:span><text:span text:style-name="T29">T</text:span><text:span text:style-name="T23">&gt;</text:span></text:p>
      <text:p text:style-name="P17"><text:span text:style-name="T23"><text:tab/></text:span><text:span text:style-name="T28">typename</text:span><text:span text:style-name="T23"> </text:span><text:span text:style-name="T29">stack</text:span><text:span text:style-name="T23">&lt;</text:span><text:span text:style-name="T29">T</text:span><text:span text:style-name="T23">&gt;::</text:span><text:span text:style-name="T29">forward_iterator</text:span><text:span text:style-name="T23"> </text:span><text:span text:style-name="T29">stack</text:span><text:span text:style-name="T23">&lt;</text:span><text:span text:style-name="T29">T</text:span><text:span text:style-name="T23">&gt;::begin() {</text:span></text:p>
      <text:p text:style-name="P17"><text:span text:style-name="T23"><text:tab/><text:tab/></text:span><text:span text:style-name="T28">return</text:span><text:span text:style-name="T23"> </text:span><text:span text:style-name="T29">forward_iterator</text:span><text:span text:style-name="T23">(first.get());</text:span></text:p>
      <text:p text:style-name="P18"><text:tab/>}</text:p>
      <text:p text:style-name="P18"/>
      <text:p text:style-name="P17"><text:span text:style-name="T23"><text:tab/></text:span><text:span text:style-name="T28">template</text:span><text:span text:style-name="T23">&lt;</text:span><text:span text:style-name="T28">class</text:span><text:span text:style-name="T23"> </text:span><text:span text:style-name="T29">T</text:span><text:span text:style-name="T23">&gt;</text:span></text:p>
      <text:p text:style-name="P17"><text:span text:style-name="T23"><text:tab/></text:span><text:span text:style-name="T28">typename</text:span><text:span text:style-name="T23"> </text:span><text:span text:style-name="T29">stack</text:span><text:span text:style-name="T23">&lt;</text:span><text:span text:style-name="T29">T</text:span><text:span text:style-name="T23">&gt;::</text:span><text:span text:style-name="T29">forward_iterator</text:span><text:span text:style-name="T23"> </text:span><text:span text:style-name="T29">stack</text:span><text:span text:style-name="T23">&lt;</text:span><text:span text:style-name="T29">T</text:span><text:span text:style-name="T23">&gt;::end() {</text:span></text:p>
      <text:p text:style-name="P17"><text:span text:style-name="T23"><text:tab/><text:tab/></text:span><text:span text:style-name="T28">return</text:span><text:span text:style-name="T23"> </text:span><text:span text:style-name="T29">forward_iterator</text:span><text:span text:style-name="T23">(</text:span><text:span text:style-name="T28">nullptr</text:span><text:span text:style-name="T23">);</text:span></text:p>
      <text:p text:style-name="P18"><text:tab/>}</text:p>
      <text:p text:style-name="P18"/>
      <text:p text:style-name="P17"><text:span text:style-name="T23"><text:tab/></text:span><text:span text:style-name="T28">template</text:span><text:span text:style-name="T23">&lt;</text:span><text:span text:style-name="T28">class</text:span><text:span text:style-name="T23"> </text:span><text:span text:style-name="T29">T</text:span><text:span text:style-name="T23">&gt;</text:span></text:p>
      <text:p text:style-name="P17"><text:span text:style-name="T23"><text:tab/></text:span><text:span text:style-name="T28">void</text:span><text:span text:style-name="T23"> </text:span><text:span text:style-name="T29">stack</text:span><text:span text:style-name="T23">&lt;</text:span><text:span text:style-name="T29">T</text:span><text:span text:style-name="T23">&gt;::push(</text:span><text:span text:style-name="T28">const</text:span><text:span text:style-name="T23"> </text:span><text:span text:style-name="T29">T</text:span><text:span text:style-name="T23">&amp; </text:span><text:span text:style-name="T20">value</text:span><text:span text:style-name="T23">) {</text:span></text:p>
      <text:p text:style-name="P17"><text:span text:style-name="T23"><text:tab/><text:tab/></text:span><text:span text:style-name="T28">if</text:span><text:span text:style-name="T23"> (first == </text:span><text:span text:style-name="T28">nullptr</text:span><text:span text:style-name="T23">) {</text:span></text:p>
      <text:p text:style-name="P17"><text:span text:style-name="T23"><text:tab/><text:tab/><text:tab/>first = std::</text:span><text:span text:style-name="T29">unique_ptr</text:span><text:span text:style-name="T23">&lt;</text:span><text:span text:style-name="T29">number</text:span><text:span text:style-name="T23">&gt;(</text:span><text:span text:style-name="T28">new</text:span><text:span text:style-name="T23"> </text:span><text:span text:style-name="T29">number</text:span><text:span text:style-name="T23">{ </text:span><text:span text:style-name="T20">value</text:span><text:span text:style-name="T23"> });</text:span></text:p>
      <text:p text:style-name="P18"><text:tab/><text:tab/>}</text:p>
      <text:p text:style-name="P17"><text:span text:style-name="T23"><text:tab/><text:tab/></text:span><text:span text:style-name="T28">else</text:span><text:span text:style-name="T23"> {</text:span></text:p>
      <text:p text:style-name="P17"><text:span text:style-name="T23"><text:tab/><text:tab/><text:tab/></text:span><text:span text:style-name="T28">auto</text:span><text:span text:style-name="T23">* tmp = </text:span><text:span text:style-name="T28">new</text:span><text:span text:style-name="T23"> </text:span><text:span text:style-name="T29">number</text:span><text:span text:style-name="T23">{ </text:span><text:span text:style-name="T20">value</text:span><text:span text:style-name="T23"> };</text:span></text:p>
      <text:p text:style-name="P18"><text:tab/><text:tab/><text:tab/>std::swap(tmp-&gt;next_number, first);</text:p>
      <text:p text:style-name="P17"><text:span text:style-name="T23"><text:tab/><text:tab/><text:tab/>first = std::move(std::</text:span><text:span text:style-name="T29">unique_ptr</text:span><text:span text:style-name="T23">&lt;</text:span><text:span text:style-name="T29">number</text:span><text:span text:style-name="T23">&gt;(tmp));</text:span></text:p>
      <text:p text:style-name="P18"><text:tab/><text:tab/>}</text:p>
      <text:p text:style-name="P18"><text:tab/><text:tab/>size++;</text:p>
      <text:p text:style-name="P18"><text:tab/>}</text:p>
      <text:p text:style-name="P18"/>
      <text:p text:style-name="P17"><text:span text:style-name="T23"><text:tab/></text:span><text:span text:style-name="T28">template</text:span><text:span text:style-name="T23">&lt;</text:span><text:span text:style-name="T28">class</text:span><text:span text:style-name="T23"> </text:span><text:span text:style-name="T29">T</text:span><text:span text:style-name="T23">&gt;</text:span></text:p>
      <text:p text:style-name="P17"><text:span text:style-name="T23"><text:tab/></text:span><text:span text:style-name="T28">void</text:span><text:span text:style-name="T23"> </text:span><text:span text:style-name="T29">stack</text:span><text:span text:style-name="T23">&lt;</text:span><text:span text:style-name="T29">T</text:span><text:span text:style-name="T23">&gt;::pop() {</text:span></text:p>
      <text:p text:style-name="P17"><text:span text:style-name="T23"><text:tab/><text:tab/></text:span><text:span text:style-name="T28">if</text:span><text:span text:style-name="T23"> (size == 0) {</text:span></text:p>
      <text:p text:style-name="P17"><text:span text:style-name="T23"><text:tab/><text:tab/><text:tab/></text:span><text:span text:style-name="T28">throw</text:span><text:span text:style-name="T23"> std::</text:span><text:span text:style-name="T29">logic_error</text:span><text:span text:style-name="T23">(</text:span><text:span text:style-name="T27">"stack pustoi"</text:span><text:span text:style-name="T23">);</text:span></text:p>
      <text:p text:style-name="P18"><text:soft-page-break/><text:tab/><text:tab/>}</text:p>
      <text:p text:style-name="P18"><text:tab/><text:tab/>first = std::move(first-&gt;next_number);</text:p>
      <text:p text:style-name="P18"><text:tab/><text:tab/>size--;</text:p>
      <text:p text:style-name="P18"><text:tab/>}</text:p>
      <text:p text:style-name="P18"/>
      <text:p text:style-name="P17"><text:span text:style-name="T23"><text:tab/></text:span><text:span text:style-name="T28">template</text:span><text:span text:style-name="T23">&lt;</text:span><text:span text:style-name="T28">class</text:span><text:span text:style-name="T23"> </text:span><text:span text:style-name="T29">T</text:span><text:span text:style-name="T23">&gt;</text:span></text:p>
      <text:p text:style-name="P17"><text:span text:style-name="T23"><text:tab/></text:span><text:span text:style-name="T29">T</text:span><text:span text:style-name="T23">&amp; </text:span><text:span text:style-name="T29">stack</text:span><text:span text:style-name="T23">&lt;</text:span><text:span text:style-name="T29">T</text:span><text:span text:style-name="T23">&gt;::top() {</text:span></text:p>
      <text:p text:style-name="P17"><text:span text:style-name="T23"><text:tab/><text:tab/></text:span><text:span text:style-name="T28">if</text:span><text:span text:style-name="T23"> (size == 0) {</text:span></text:p>
      <text:p text:style-name="P17"><text:span text:style-name="T23"><text:tab/><text:tab/><text:tab/></text:span><text:span text:style-name="T28">throw</text:span><text:span text:style-name="T23"> std::</text:span><text:span text:style-name="T29">logic_error</text:span><text:span text:style-name="T23">(</text:span><text:span text:style-name="T27">"stack pustoi"</text:span><text:span text:style-name="T23">);</text:span></text:p>
      <text:p text:style-name="P18"><text:tab/><text:tab/>}</text:p>
      <text:p text:style-name="P17"><text:span text:style-name="T23"><text:tab/><text:tab/></text:span><text:span text:style-name="T28">return</text:span><text:span text:style-name="T23"> first-&gt;value;</text:span></text:p>
      <text:p text:style-name="P18"><text:tab/>}</text:p>
      <text:p text:style-name="P18"/>
      <text:p text:style-name="P17"><text:span text:style-name="T23"><text:tab/></text:span><text:span text:style-name="T28">template</text:span><text:span text:style-name="T23">&lt;</text:span><text:span text:style-name="T28">class</text:span><text:span text:style-name="T23"> </text:span><text:span text:style-name="T29">T</text:span><text:span text:style-name="T23">&gt;</text:span></text:p>
      <text:p text:style-name="P17"><text:span text:style-name="T23"><text:tab/></text:span><text:span text:style-name="T28">void</text:span><text:span text:style-name="T23"> </text:span><text:span text:style-name="T29">stack</text:span><text:span text:style-name="T23">&lt;</text:span><text:span text:style-name="T29">T</text:span><text:span text:style-name="T23">&gt;::delete_by_it(kontaineri::</text:span><text:span text:style-name="T29">stack</text:span><text:span text:style-name="T23">&lt;</text:span><text:span text:style-name="T29">T</text:span><text:span text:style-name="T23">&gt;::</text:span><text:span text:style-name="T29">forward_iterator</text:span><text:span text:style-name="T23"> </text:span><text:span text:style-name="T20">d_it</text:span><text:span text:style-name="T23">) {</text:span></text:p>
      <text:p text:style-name="P17"><text:span text:style-name="T23"><text:tab/><text:tab/></text:span><text:span text:style-name="T29">forward_iterator</text:span><text:span text:style-name="T23"> i = </text:span><text:span text:style-name="T28">this</text:span><text:span text:style-name="T23">-&gt;begin(), end = </text:span><text:span text:style-name="T28">this</text:span><text:span text:style-name="T23">-&gt;end();</text:span></text:p>
      <text:p text:style-name="P17"><text:span text:style-name="T23"><text:tab/><text:tab/></text:span><text:span text:style-name="T28">if</text:span><text:span text:style-name="T23"> (</text:span><text:span text:style-name="T20">d_it</text:span><text:span text:style-name="T23"> == end) </text:span><text:span text:style-name="T28">throw</text:span><text:span text:style-name="T23"> std::</text:span><text:span text:style-name="T29">logic_error</text:span><text:span text:style-name="T23">(</text:span><text:span text:style-name="T27">"za granitsi"</text:span><text:span text:style-name="T23">);</text:span></text:p>
      <text:p text:style-name="P17"><text:span text:style-name="T23"><text:tab/><text:tab/></text:span><text:span text:style-name="T28">if</text:span><text:span text:style-name="T23"> (</text:span><text:span text:style-name="T20">d_it</text:span><text:span text:style-name="T23"> == </text:span><text:span text:style-name="T28">this</text:span><text:span text:style-name="T23">-&gt;begin()) {</text:span></text:p>
      <text:p text:style-name="P17"><text:span text:style-name="T23"><text:tab/><text:tab/><text:tab/></text:span><text:span text:style-name="T28">this</text:span><text:span text:style-name="T23">-&gt;pop();</text:span></text:p>
      <text:p text:style-name="P17"><text:span text:style-name="T23"><text:tab/><text:tab/><text:tab/></text:span><text:span text:style-name="T28">return</text:span><text:span text:style-name="T23">;</text:span></text:p>
      <text:p text:style-name="P18"><text:tab/><text:tab/>}</text:p>
      <text:p text:style-name="P17"><text:span text:style-name="T23"><text:tab/><text:tab/></text:span><text:span text:style-name="T28">while</text:span><text:span text:style-name="T23"> ((i.it_ptr != </text:span><text:span text:style-name="T28">nullptr</text:span><text:span text:style-name="T23">) &amp;&amp; (i.it_ptr-&gt;next() != </text:span><text:span text:style-name="T20">d_it</text:span><text:span text:style-name="T23">)) {</text:span></text:p>
      <text:p text:style-name="P18"><text:tab/><text:tab/><text:tab/>++i;</text:p>
      <text:p text:style-name="P18"><text:tab/><text:tab/>}</text:p>
      <text:p text:style-name="P17"><text:span text:style-name="T23"><text:tab/><text:tab/></text:span><text:span text:style-name="T28">if</text:span><text:span text:style-name="T23"> (i.it_ptr == </text:span><text:span text:style-name="T28">nullptr</text:span><text:span text:style-name="T23">) </text:span><text:span text:style-name="T28">throw</text:span><text:span text:style-name="T23"> std::</text:span><text:span text:style-name="T29">logic_error</text:span><text:span text:style-name="T23">(</text:span><text:span text:style-name="T27">"za granitsi"</text:span><text:span text:style-name="T23">);</text:span></text:p>
      <text:p text:style-name="P17"><text:span text:style-name="T23"><text:tab/><text:tab/>i.it_ptr-&gt;next_number = std::move(</text:span><text:span text:style-name="T20">d_it</text:span><text:span text:style-name="T23">.it_ptr-&gt;next_number);</text:span></text:p>
      <text:p text:style-name="P18"><text:tab/><text:tab/>size--;</text:p>
      <text:p text:style-name="P18"><text:tab/>}</text:p>
      <text:p text:style-name="P18"/>
      <text:p text:style-name="P17"><text:span text:style-name="T23"><text:tab/></text:span><text:span text:style-name="T28">template</text:span><text:span text:style-name="T23">&lt;</text:span><text:span text:style-name="T28">class</text:span><text:span text:style-name="T23"> </text:span><text:span text:style-name="T29">T</text:span><text:span text:style-name="T23">&gt;</text:span></text:p>
      <text:p text:style-name="P17"><text:span text:style-name="T23"><text:tab/></text:span><text:span text:style-name="T28">void</text:span><text:span text:style-name="T23"> </text:span><text:span text:style-name="T29">stack</text:span><text:span text:style-name="T23">&lt;</text:span><text:span text:style-name="T29">T</text:span><text:span text:style-name="T23">&gt;::delete_by_number(</text:span><text:span text:style-name="T29">size_t</text:span><text:span text:style-name="T23"> </text:span><text:span text:style-name="T20">N</text:span><text:span text:style-name="T23">) {</text:span></text:p>
      <text:p text:style-name="P17"><text:span text:style-name="T23"><text:tab/><text:tab/></text:span><text:span text:style-name="T29">forward_iterator</text:span><text:span text:style-name="T23"> it = </text:span><text:span text:style-name="T28">this</text:span><text:span text:style-name="T23">-&gt;begin();</text:span></text:p>
      <text:p text:style-name="P17"><text:span text:style-name="T23"><text:tab/><text:tab/></text:span><text:span text:style-name="T28">for</text:span><text:span text:style-name="T23"> (</text:span><text:span text:style-name="T29">size_t</text:span><text:span text:style-name="T23"> i = 1; i &lt;= </text:span><text:span text:style-name="T20">N</text:span><text:span text:style-name="T23">; ++i) {</text:span></text:p>
      <text:p text:style-name="P17"><text:span text:style-name="T23"><text:tab/><text:tab/><text:tab/></text:span><text:span text:style-name="T28">if</text:span><text:span text:style-name="T23"> (i == </text:span><text:span text:style-name="T20">N</text:span><text:span text:style-name="T23">) </text:span><text:span text:style-name="T28">break</text:span><text:span text:style-name="T23">;</text:span></text:p>
      <text:p text:style-name="P18"><text:tab/><text:tab/><text:tab/>++it;</text:p>
      <text:p text:style-name="P18"><text:tab/><text:tab/>}</text:p>
      <text:p text:style-name="P17"><text:span text:style-name="T23"><text:tab/><text:tab/></text:span><text:span text:style-name="T28">this</text:span><text:span text:style-name="T23">-&gt;delete_by_it(it);</text:span></text:p>
      <text:p text:style-name="P18"><text:tab/>}</text:p>
      <text:p text:style-name="P18"/>
      <text:p text:style-name="P17"><text:span text:style-name="T23"><text:tab/></text:span><text:span text:style-name="T28">template</text:span><text:span text:style-name="T23">&lt;</text:span><text:span text:style-name="T28">class</text:span><text:span text:style-name="T23"> </text:span><text:span text:style-name="T29">T</text:span><text:span text:style-name="T23">&gt;</text:span></text:p>
      <text:p text:style-name="P17"><text:span text:style-name="T23"><text:tab/></text:span><text:span text:style-name="T28">void</text:span><text:span text:style-name="T23"> </text:span><text:span text:style-name="T29">stack</text:span><text:span text:style-name="T23">&lt;</text:span><text:span text:style-name="T29">T</text:span><text:span text:style-name="T23">&gt;::insert_by_it(kontaineri::</text:span><text:span text:style-name="T29">stack</text:span><text:span text:style-name="T23">&lt;</text:span><text:span text:style-name="T29">T</text:span><text:span text:style-name="T23">&gt;::</text:span><text:span text:style-name="T29">forward_iterator</text:span><text:span text:style-name="T23"> </text:span><text:span text:style-name="T20">ins_it</text:span><text:span text:style-name="T23">, </text:span><text:span text:style-name="T29">T</text:span><text:span text:style-name="T23">&amp; </text:span><text:span text:style-name="T20">value</text:span><text:span text:style-name="T23">) {</text:span></text:p>
      <text:p text:style-name="P17"><text:span text:style-name="T23"><text:tab/><text:tab/></text:span><text:span text:style-name="T28">auto</text:span><text:span text:style-name="T23"> tmp = std::</text:span><text:span text:style-name="T29">unique_ptr</text:span><text:span text:style-name="T23">&lt;</text:span><text:span text:style-name="T29">number</text:span><text:span text:style-name="T23">&gt;(</text:span><text:span text:style-name="T28">new</text:span><text:span text:style-name="T23"> </text:span><text:span text:style-name="T29">number</text:span><text:span text:style-name="T23">{ </text:span><text:span text:style-name="T20">value</text:span><text:span text:style-name="T23"> });</text:span></text:p>
      <text:p text:style-name="P17"><text:span text:style-name="T23"><text:tab/><text:tab/></text:span><text:span text:style-name="T29">forward_iterator</text:span><text:span text:style-name="T23"> i = </text:span><text:span text:style-name="T28">this</text:span><text:span text:style-name="T23">-&gt;begin();</text:span></text:p>
      <text:p text:style-name="P17"><text:span text:style-name="T23"><text:tab/><text:tab/></text:span><text:span text:style-name="T28">if</text:span><text:span text:style-name="T23"> (</text:span><text:span text:style-name="T20">ins_it</text:span><text:span text:style-name="T23"> == </text:span><text:span text:style-name="T28">this</text:span><text:span text:style-name="T23">-&gt;begin()) {</text:span></text:p>
      <text:p text:style-name="P18"><text:tab/><text:tab/><text:tab/>tmp-&gt;next_number = std::move(first);</text:p>
      <text:p text:style-name="P18"><text:tab/><text:tab/><text:tab/>first = std::move(tmp);</text:p>
      <text:p text:style-name="P18"><text:tab/><text:tab/><text:tab/>size++;</text:p>
      <text:p text:style-name="P17"><text:span text:style-name="T23"><text:tab/><text:tab/><text:tab/></text:span><text:span text:style-name="T28">return</text:span><text:span text:style-name="T23">;</text:span></text:p>
      <text:p text:style-name="P18"><text:tab/><text:tab/>}</text:p>
      <text:p text:style-name="P17"><text:span text:style-name="T23"><text:tab/><text:tab/></text:span><text:span text:style-name="T28">while</text:span><text:span text:style-name="T23"> ((i.it_ptr != </text:span><text:span text:style-name="T28">nullptr</text:span><text:span text:style-name="T23">) &amp;&amp; (i.it_ptr-&gt;next() != </text:span><text:span text:style-name="T20">ins_it</text:span><text:span text:style-name="T23">)) {</text:span></text:p>
      <text:p text:style-name="P18"><text:tab/><text:tab/><text:tab/>++i;</text:p>
      <text:p text:style-name="P18"><text:tab/><text:tab/>}</text:p>
      <text:p text:style-name="P17"><text:span text:style-name="T23"><text:tab/><text:tab/></text:span><text:span text:style-name="T28">if</text:span><text:span text:style-name="T23"> (i.it_ptr == </text:span><text:span text:style-name="T28">nullptr</text:span><text:span text:style-name="T23">) </text:span><text:span text:style-name="T28">throw</text:span><text:span text:style-name="T23"> std::</text:span><text:span text:style-name="T29">logic_error</text:span><text:span text:style-name="T23">(</text:span><text:span text:style-name="T27">"za granitsi"</text:span><text:span text:style-name="T23">);</text:span></text:p>
      <text:p text:style-name="P18"><text:tab/><text:tab/>tmp-&gt;next_number = std::move(i.it_ptr-&gt;next_number);</text:p>
      <text:p text:style-name="P18"><text:tab/><text:tab/>i.it_ptr-&gt;next_number = std::move(tmp);</text:p>
      <text:p text:style-name="P18"><text:tab/><text:tab/>size++;</text:p>
      <text:p text:style-name="P18"><text:tab/>}</text:p>
      <text:p text:style-name="P18"/>
      <text:p text:style-name="P17"><text:span text:style-name="T23"><text:tab/></text:span><text:span text:style-name="T28">template</text:span><text:span text:style-name="T23">&lt;</text:span><text:span text:style-name="T28">class</text:span><text:span text:style-name="T23"> </text:span><text:span text:style-name="T29">T</text:span><text:span text:style-name="T23">&gt;</text:span></text:p>
      <text:p text:style-name="P17"><text:span text:style-name="T23"><text:tab/></text:span><text:span text:style-name="T28">void</text:span><text:span text:style-name="T23"> </text:span><text:span text:style-name="T29">stack</text:span><text:span text:style-name="T23">&lt;</text:span><text:span text:style-name="T29">T</text:span><text:span text:style-name="T23">&gt;::insert_by_number(</text:span><text:span text:style-name="T29">size_t</text:span><text:span text:style-name="T23"> </text:span><text:span text:style-name="T20">N</text:span><text:span text:style-name="T23">, </text:span><text:span text:style-name="T29">T</text:span><text:span text:style-name="T23">&amp; </text:span><text:span text:style-name="T20">value</text:span><text:span text:style-name="T23">) {</text:span></text:p>
      <text:p text:style-name="P17"><text:span text:style-name="T23"><text:tab/><text:tab/></text:span><text:span text:style-name="T29">forward_iterator</text:span><text:span text:style-name="T23"> it = </text:span><text:span text:style-name="T28">this</text:span><text:span text:style-name="T23">-&gt;begin();</text:span></text:p>
      <text:p text:style-name="P17"><text:span text:style-name="T23"><text:tab/><text:tab/></text:span><text:span text:style-name="T28">for</text:span><text:span text:style-name="T23"> (</text:span><text:span text:style-name="T29">size_t</text:span><text:span text:style-name="T23"> i = 1; i &lt;= </text:span><text:span text:style-name="T20">N</text:span><text:span text:style-name="T23">; ++i) {</text:span></text:p>
      <text:p text:style-name="P17"><text:span text:style-name="T23"><text:tab/><text:tab/><text:tab/></text:span><text:span text:style-name="T28">if</text:span><text:span text:style-name="T23"> (i == </text:span><text:span text:style-name="T20">N</text:span><text:span text:style-name="T23">) </text:span><text:span text:style-name="T28">break</text:span><text:span text:style-name="T23">;</text:span></text:p>
      <text:p text:style-name="P18"><text:tab/><text:tab/><text:tab/>++it;</text:p>
      <text:p text:style-name="P18"><text:soft-page-break/><text:tab/><text:tab/>}</text:p>
      <text:p text:style-name="P17"><text:span text:style-name="T23"><text:tab/><text:tab/></text:span><text:span text:style-name="T28">this</text:span><text:span text:style-name="T23">-&gt;insert_by_it(it, </text:span><text:span text:style-name="T20">value</text:span><text:span text:style-name="T23">);</text:span></text:p>
      <text:p text:style-name="P18"><text:tab/>}</text:p>
      <text:p text:style-name="P18"/>
      <text:p text:style-name="P17"><text:span text:style-name="T23"><text:tab/></text:span><text:span text:style-name="T28">template</text:span><text:span text:style-name="T23">&lt;</text:span><text:span text:style-name="T28">class</text:span><text:span text:style-name="T23"> </text:span><text:span text:style-name="T29">T</text:span><text:span text:style-name="T23">&gt;</text:span></text:p>
      <text:p text:style-name="P17"><text:span text:style-name="T23"><text:tab/></text:span><text:span text:style-name="T28">typename</text:span><text:span text:style-name="T23"> </text:span><text:span text:style-name="T29">stack</text:span><text:span text:style-name="T23">&lt;</text:span><text:span text:style-name="T29">T</text:span><text:span text:style-name="T23">&gt;::</text:span><text:span text:style-name="T29">forward_iterator</text:span><text:span text:style-name="T23"> </text:span><text:span text:style-name="T29">stack</text:span><text:span text:style-name="T23">&lt;</text:span><text:span text:style-name="T29">T</text:span><text:span text:style-name="T23">&gt;::</text:span><text:span text:style-name="T29">number</text:span><text:span text:style-name="T23">::next() {</text:span></text:p>
      <text:p text:style-name="P17"><text:span text:style-name="T23"><text:tab/><text:tab/></text:span><text:span text:style-name="T28">return</text:span><text:span text:style-name="T23"> </text:span><text:span text:style-name="T29">forward_iterator</text:span><text:span text:style-name="T23">(</text:span><text:span text:style-name="T28">this</text:span><text:span text:style-name="T23">-&gt;next_number.get());</text:span></text:p>
      <text:p text:style-name="P18"><text:tab/>}</text:p>
      <text:p text:style-name="P18"/>
      <text:p text:style-name="P17"><text:span text:style-name="T23"><text:tab/></text:span><text:span text:style-name="T28">template</text:span><text:span text:style-name="T23">&lt;</text:span><text:span text:style-name="T28">class</text:span><text:span text:style-name="T23"> </text:span><text:span text:style-name="T29">T</text:span><text:span text:style-name="T23">&gt;</text:span></text:p>
      <text:p text:style-name="P17"><text:span text:style-name="T23"><text:tab/></text:span><text:span text:style-name="T29">stack</text:span><text:span text:style-name="T23">&lt;</text:span><text:span text:style-name="T29">T</text:span><text:span text:style-name="T23">&gt;::</text:span><text:span text:style-name="T29">forward_iterator</text:span><text:span text:style-name="T23">::forward_iterator(kontaineri::</text:span><text:span text:style-name="T29">stack</text:span><text:span text:style-name="T23">&lt;</text:span><text:span text:style-name="T29">T</text:span><text:span text:style-name="T23">&gt;::</text:span><text:span text:style-name="T29">number</text:span><text:span text:style-name="T23">* </text:span><text:span text:style-name="T20">ptr</text:span><text:span text:style-name="T23">) {</text:span></text:p>
      <text:p text:style-name="P17"><text:span text:style-name="T23"><text:tab/><text:tab/>it_ptr = </text:span><text:span text:style-name="T20">ptr</text:span><text:span text:style-name="T23">;</text:span></text:p>
      <text:p text:style-name="P18"><text:tab/>}</text:p>
      <text:p text:style-name="P18"/>
      <text:p text:style-name="P17"><text:span text:style-name="T23"><text:tab/></text:span><text:span text:style-name="T28">template</text:span><text:span text:style-name="T23">&lt;</text:span><text:span text:style-name="T28">class</text:span><text:span text:style-name="T23"> </text:span><text:span text:style-name="T29">T</text:span><text:span text:style-name="T23">&gt;</text:span></text:p>
      <text:p text:style-name="P17"><text:span text:style-name="T23"><text:tab/></text:span><text:span text:style-name="T29">T</text:span><text:span text:style-name="T23">&amp; </text:span><text:span text:style-name="T29">stack</text:span><text:span text:style-name="T23">&lt;</text:span><text:span text:style-name="T29">T</text:span><text:span text:style-name="T23">&gt;::</text:span><text:span text:style-name="T29">forward_iterator</text:span><text:span text:style-name="T23">::</text:span><text:span text:style-name="T30">operator*</text:span><text:span text:style-name="T23">() {</text:span></text:p>
      <text:p text:style-name="P17"><text:span text:style-name="T23"><text:tab/><text:tab/></text:span><text:span text:style-name="T28">return</text:span><text:span text:style-name="T23"> </text:span><text:span text:style-name="T28">this</text:span><text:span text:style-name="T23">-&gt;it_ptr-&gt;value;</text:span></text:p>
      <text:p text:style-name="P18"><text:tab/>}</text:p>
      <text:p text:style-name="P18"/>
      <text:p text:style-name="P17"><text:span text:style-name="T23"><text:tab/></text:span><text:span text:style-name="T28">template</text:span><text:span text:style-name="T23">&lt;</text:span><text:span text:style-name="T28">class</text:span><text:span text:style-name="T23"> </text:span><text:span text:style-name="T29">T</text:span><text:span text:style-name="T23">&gt;</text:span></text:p>
      <text:p text:style-name="P17"><text:span text:style-name="T23"><text:tab/></text:span><text:span text:style-name="T28">typename</text:span><text:span text:style-name="T23"> </text:span><text:span text:style-name="T29">stack</text:span><text:span text:style-name="T23">&lt;</text:span><text:span text:style-name="T29">T</text:span><text:span text:style-name="T23">&gt;::</text:span><text:span text:style-name="T29">forward_iterator</text:span><text:span text:style-name="T23">&amp; </text:span><text:span text:style-name="T29">stack</text:span><text:span text:style-name="T23">&lt;</text:span><text:span text:style-name="T29">T</text:span><text:span text:style-name="T23">&gt;::</text:span><text:span text:style-name="T29">forward_iterator</text:span><text:span text:style-name="T23">::</text:span><text:span text:style-name="T30">operator++</text:span><text:span text:style-name="T23">() {</text:span></text:p>
      <text:p text:style-name="P17"><text:span text:style-name="T23"><text:tab/><text:tab/></text:span><text:span text:style-name="T28">if</text:span><text:span text:style-name="T23"> (it_ptr == </text:span><text:span text:style-name="T28">nullptr</text:span><text:span text:style-name="T23">) </text:span><text:span text:style-name="T28">throw</text:span><text:span text:style-name="T23"> std::</text:span><text:span text:style-name="T29">logic_error</text:span><text:span text:style-name="T23">(</text:span><text:span text:style-name="T27">"vne steka"</text:span><text:span text:style-name="T23">);</text:span></text:p>
      <text:p text:style-name="P17"><text:span text:style-name="T23"><text:tab/><text:tab/>*</text:span><text:span text:style-name="T28">this</text:span><text:span text:style-name="T23"> = it_ptr-&gt;next();</text:span></text:p>
      <text:p text:style-name="P17"><text:span text:style-name="T23"><text:tab/><text:tab/></text:span><text:span text:style-name="T28">return</text:span><text:span text:style-name="T23"> *</text:span><text:span text:style-name="T28">this</text:span><text:span text:style-name="T23">;</text:span></text:p>
      <text:p text:style-name="P18"><text:tab/>}</text:p>
      <text:p text:style-name="P18"/>
      <text:p text:style-name="P17"><text:span text:style-name="T23"><text:tab/></text:span><text:span text:style-name="T28">template</text:span><text:span text:style-name="T23">&lt;</text:span><text:span text:style-name="T28">class</text:span><text:span text:style-name="T23"> </text:span><text:span text:style-name="T29">T</text:span><text:span text:style-name="T23">&gt;</text:span></text:p>
      <text:p text:style-name="P17"><text:span text:style-name="T23"><text:tab/></text:span><text:span text:style-name="T28">typename</text:span><text:span text:style-name="T23"> </text:span><text:span text:style-name="T29">stack</text:span><text:span text:style-name="T23">&lt;</text:span><text:span text:style-name="T29">T</text:span><text:span text:style-name="T23">&gt;::</text:span><text:span text:style-name="T29">forward_iterator</text:span><text:span text:style-name="T23"> </text:span><text:span text:style-name="T29">stack</text:span><text:span text:style-name="T23">&lt;</text:span><text:span text:style-name="T29">T</text:span><text:span text:style-name="T23">&gt;::</text:span><text:span text:style-name="T29">forward_iterator</text:span><text:span text:style-name="T23">::</text:span><text:span text:style-name="T30">operator++</text:span><text:span text:style-name="T23">(</text:span><text:span text:style-name="T28">int</text:span><text:span text:style-name="T23">) {</text:span></text:p>
      <text:p text:style-name="P17"><text:span text:style-name="T23"><text:tab/><text:tab/></text:span><text:span text:style-name="T29">forward_iterator</text:span><text:span text:style-name="T23"> old = *</text:span><text:span text:style-name="T28">this</text:span><text:span text:style-name="T23">;</text:span></text:p>
      <text:p text:style-name="P17"><text:span text:style-name="T23"><text:tab/><text:tab/>++* </text:span><text:span text:style-name="T28">this</text:span><text:span text:style-name="T23">;</text:span></text:p>
      <text:p text:style-name="P17"><text:span text:style-name="T23"><text:tab/><text:tab/></text:span><text:span text:style-name="T28">return</text:span><text:span text:style-name="T23"> old;</text:span></text:p>
      <text:p text:style-name="P18"><text:tab/>}</text:p>
      <text:p text:style-name="P18"/>
      <text:p text:style-name="P17"><text:span text:style-name="T23"><text:tab/></text:span><text:span text:style-name="T28">template</text:span><text:span text:style-name="T23">&lt;</text:span><text:span text:style-name="T28">class</text:span><text:span text:style-name="T23"> </text:span><text:span text:style-name="T29">T</text:span><text:span text:style-name="T23">&gt;</text:span></text:p>
      <text:p text:style-name="P17"><text:span text:style-name="T23"><text:tab/></text:span><text:span text:style-name="T28">bool</text:span><text:span text:style-name="T23"> </text:span><text:span text:style-name="T29">stack</text:span><text:span text:style-name="T23">&lt;</text:span><text:span text:style-name="T29">T</text:span><text:span text:style-name="T23">&gt;::</text:span><text:span text:style-name="T29">forward_iterator</text:span><text:span text:style-name="T23">::</text:span><text:span text:style-name="T30">operator==</text:span><text:span text:style-name="T23">(</text:span><text:span text:style-name="T28">const</text:span><text:span text:style-name="T23"> </text:span><text:span text:style-name="T29">forward_iterator</text:span><text:span text:style-name="T23">&amp; </text:span><text:span text:style-name="T20">other</text:span><text:span text:style-name="T23">) </text:span><text:span text:style-name="T28">const</text:span><text:span text:style-name="T23"> {</text:span></text:p>
      <text:p text:style-name="P17"><text:span text:style-name="T23"><text:tab/><text:tab/></text:span><text:span text:style-name="T28">return</text:span><text:span text:style-name="T23"> it_ptr == </text:span><text:span text:style-name="T20">other</text:span><text:span text:style-name="T23">.it_ptr;</text:span></text:p>
      <text:p text:style-name="P18"><text:tab/>}</text:p>
      <text:p text:style-name="P18"/>
      <text:p text:style-name="P17"><text:span text:style-name="T23"><text:tab/></text:span><text:span text:style-name="T28">template</text:span><text:span text:style-name="T23">&lt;</text:span><text:span text:style-name="T28">class</text:span><text:span text:style-name="T23"> </text:span><text:span text:style-name="T29">T</text:span><text:span text:style-name="T23">&gt;</text:span></text:p>
      <text:p text:style-name="P17"><text:span text:style-name="T23"><text:tab/></text:span><text:span text:style-name="T28">bool</text:span><text:span text:style-name="T23"> </text:span><text:span text:style-name="T29">stack</text:span><text:span text:style-name="T23">&lt;</text:span><text:span text:style-name="T29">T</text:span><text:span text:style-name="T23">&gt;::</text:span><text:span text:style-name="T29">forward_iterator</text:span><text:span text:style-name="T23">::</text:span><text:span text:style-name="T30">operator!=</text:span><text:span text:style-name="T23">(</text:span><text:span text:style-name="T28">const</text:span><text:span text:style-name="T23"> </text:span><text:span text:style-name="T29">forward_iterator</text:span><text:span text:style-name="T23">&amp; </text:span><text:span text:style-name="T20">other</text:span><text:span text:style-name="T23">) </text:span><text:span text:style-name="T28">const</text:span><text:span text:style-name="T23"> {</text:span></text:p>
      <text:p text:style-name="P17"><text:span text:style-name="T23"><text:tab/><text:tab/></text:span><text:span text:style-name="T28">return</text:span><text:span text:style-name="T23"> it_ptr != </text:span><text:span text:style-name="T20">other</text:span><text:span text:style-name="T23">.it_ptr;</text:span></text:p>
      <text:p text:style-name="P18"><text:tab/>}</text:p>
      <text:p text:style-name="P18"/>
      <text:p text:style-name="P18">}</text:p>
      <text:p text:style-name="P19"><text:span text:style-name="T22">#endif</text:span></text:p>
      <text:p text:style-name="P9"><text:span text:style-name="T15"/></text:p>
      <text:p text:style-name="P14"><text:span text:style-name="T4">CMakeLists.txt</text:span></text:p>
      <text:p text:style-name="P9"/>
      <text:p text:style-name="P14"><text:span text:style-name="T4">cmake_minimum_required (VERSION 3.5)</text:span></text:p>
      <text:p text:style-name="P15"/>
      <text:p text:style-name="P14"><text:span text:style-name="T4">project(lab5)</text:span></text:p>
      <text:p text:style-name="P15"/>
      <text:p text:style-name="P14"><text:span text:style-name="T4">add_executable(oop_exercise_05</text:span></text:p>
      <text:p text:style-name="P14"><text:span text:style-name="T4"><text:s text:c="2"/>Lab5.cpp)</text:span></text:p>
      <text:p text:style-name="P15"/>
      <text:p text:style-name="P14"><text:span text:style-name="T4">set(CMAKE_CXX_FLAGS "${CMAKE_CXX_FLAGS} -Wall -Wextra")</text:span></text:p>
      <text:p text:style-name="P15"/>
      <text:p text:style-name="P14"><text:span text:style-name="T4">set_target_properties(oop_exercise_05 PROPERTIES CXX_STANDART 14 CXX_STANDART_REQUIRED ON)</text:span></text:p>
      <text:p text:style-name="P10"><text:soft-page-break/></text:p>
      <text:list xml:id="list34481427" text:continue-numbering="true" text:style-name="WWNum1">
        <text:list-item>
          <text:p text:style-name="P24"><text:span text:style-name="T7">Набор </text:span><text:span text:style-name="T5">testcases</text:span></text:p>
        </text:list-item>
      </text:list>
      <text:p text:style-name="P11"/>
      <text:p text:style-name="P14"><text:span text:style-name="T4">test</text:span><text:span text:style-name="T2">_01.</text:span><text:span text:style-name="T4">txt</text:span><text:span text:style-name="T2"> <text:s text:c="8"/><text:tab/><text:tab/><text:tab/><text:tab/>Ожидаемое действие <text:s text:c="2"/><text:tab/><text:tab/><text:tab/></text:span></text:p>
      <text:p text:style-name="P14"><text:span text:style-name="T2">1<text:tab/><text:tab/><text:tab/><text:tab/><text:tab/><text:tab/><text:tab/>push (0,0)(</text:span><text:span text:style-name="T4">1</text:span><text:span text:style-name="T2">,1)(</text:span><text:span text:style-name="T4">2</text:span><text:span text:style-name="T2">,</text:span><text:span text:style-name="T4">2</text:span><text:span text:style-name="T2">)(</text:span><text:span text:style-name="T4">3</text:span><text:span text:style-name="T2">,</text:span><text:span text:style-name="T4">3</text:span><text:span text:style-name="T2">)</text:span><text:span text:style-name="T15">(4,4)(5,5)</text:span></text:p>
      <text:p text:style-name="P15"><text:span text:style-name="T2">0 0 1 1 2 2 3 3 4 4 5 5</text:span></text:p>
      <text:p text:style-name="P14"><text:span text:style-name="T2">1<text:tab/><text:tab/><text:tab/><text:tab/><text:tab/><text:tab/><text:tab/>push (</text:span><text:span text:style-name="T4">1</text:span><text:span text:style-name="T2">,1)(</text:span><text:span text:style-name="T4">2</text:span><text:span text:style-name="T2">,</text:span><text:span text:style-name="T4">2</text:span><text:span text:style-name="T2">)(</text:span><text:span text:style-name="T4">3</text:span><text:span text:style-name="T2">,</text:span><text:span text:style-name="T4">3</text:span><text:span text:style-name="T2">)</text:span><text:span text:style-name="T15">(4,4)(5,5)(6,6)</text:span></text:p>
      <text:p text:style-name="P14"><text:span text:style-name="T2">1 1 </text:span><text:span text:style-name="T4">2 2</text:span><text:span text:style-name="T2"> 3 3 </text:span><text:span text:style-name="T4">4 4</text:span><text:span text:style-name="T2"> </text:span><text:span text:style-name="T4">5 5 6 6</text:span></text:p>
      <text:p text:style-name="P14"><text:span text:style-name="T2">5<text:tab/><text:tab/><text:tab/><text:tab/><text:tab/><text:tab/><text:tab/>Печать стека</text:span></text:p>
      <text:p text:style-name="P14"><text:span text:style-name="T2">3<text:tab/><text:tab/><text:tab/><text:tab/><text:tab/><text:tab/><text:tab/>pop</text:span></text:p>
      <text:p text:style-name="P14"><text:span text:style-name="T2">5<text:tab/><text:tab/><text:tab/><text:tab/><text:tab/><text:tab/><text:tab/>Печать стека</text:span></text:p>
      <text:p text:style-name="P14"><text:span text:style-name="T2">q<text:tab/><text:tab/><text:tab/><text:tab/><text:tab/><text:tab/><text:tab/>Выход</text:span></text:p>
      <text:p text:style-name="P7"/>
      <text:p text:style-name="P7"/>
      <text:p text:style-name="P14"><text:span text:style-name="T4">test</text:span><text:span text:style-name="T2">_02.</text:span><text:span text:style-name="T4">txt</text:span><text:span text:style-name="T2"> <text:s text:c="8"/><text:tab/><text:tab/><text:tab/><text:tab/>Ожидаемое действие <text:s text:c="2"/><text:tab/><text:tab/><text:tab/></text:span></text:p>
      <text:p text:style-name="P14"><text:span text:style-name="T4">1<text:tab/><text:tab/><text:tab/><text:tab/><text:tab/><text:tab/><text:tab/>push (0,0)(1,1)(2,2)(3,3)</text:span><text:span text:style-name="T15">(4,4)(5,5)</text:span></text:p>
      <text:p text:style-name="P15"><text:span text:style-name="T2">0 0 1 1 2 2 3 3 4 4 5 5</text:span></text:p>
      <text:p text:style-name="P14"><text:span text:style-name="T4">1<text:tab/><text:tab/><text:tab/><text:tab/><text:tab/><text:tab/><text:tab/>push (1,1)(2,2)(3,3)</text:span><text:span text:style-name="T15">(4,4)(5,5)(6,6)</text:span></text:p>
      <text:p text:style-name="P14"><text:span text:style-name="T4">1 1 2 2 3 3 4 4 5 5 6 6</text:span></text:p>
      <text:p text:style-name="P14"><text:span text:style-name="T4">2<text:tab/><text:tab/><text:tab/><text:tab/><text:tab/><text:tab/><text:tab/>Вставка </text:span><text:span text:style-name="T15">(6,6)(5,5)(4,4)(3,3)(2,2)(1,1)</text:span><text:span text:style-name="T4"> на </text:span></text:p>
      <text:p text:style-name="P14"><text:span text:style-name="T4">0<text:tab/><text:tab/><text:tab/><text:tab/><text:tab/><text:tab/><text:tab/>позицию 0</text:span></text:p>
      <text:p text:style-name="P14"><text:span text:style-name="T4">6 6 5 5 4 4 3 3 2 2 1 1<text:tab/></text:span></text:p>
      <text:p text:style-name="P14"><text:span text:style-name="T4">5<text:tab/><text:tab/><text:tab/><text:tab/><text:tab/><text:tab/><text:tab/>Печать стека</text:span></text:p>
      <text:p text:style-name="P14"><text:span text:style-name="T4">6<text:tab/><text:tab/><text:tab/><text:tab/><text:tab/><text:tab/><text:tab/>Вывод количества элементов,</text:span></text:p>
      <text:p text:style-name="P14"><text:span text:style-name="T4">2<text:tab/><text:tab/><text:tab/><text:tab/><text:tab/><text:tab/><text:tab/>площадь которых &lt; 2 </text:span></text:p>
      <text:p text:style-name="P14"><text:span text:style-name="T4">7</text:span></text:p>
      <text:p text:style-name="P14"><text:span text:style-name="T4">q<text:tab/><text:tab/><text:tab/><text:tab/><text:tab/><text:tab/><text:tab/>Выход</text:span></text:p>
      <text:p text:style-name="P15"/>
      <text:p text:style-name="P14"><text:span text:style-name="T4">test_03.txt <text:s text:c="8"/><text:tab/><text:tab/><text:tab/><text:tab/>Ожидаемое действие <text:s/></text:span></text:p>
      <text:p text:style-name="P14"><text:span text:style-name="T4">2<text:tab/><text:tab/><text:tab/><text:tab/><text:tab/><text:tab/><text:tab/>Вставка (0,0)(1,1)(2,2)(3,3)</text:span><text:span text:style-name="T15">(4,4)(5,5)</text:span><text:span text:style-name="T4"> на </text:span></text:p>
      <text:p text:style-name="P14"><text:span text:style-name="T4">0<text:tab/><text:tab/><text:tab/><text:tab/><text:tab/><text:tab/><text:tab/>позицию 0</text:span></text:p>
      <text:p text:style-name="P15"><text:span text:style-name="T2">0 0 1 1 2 2 3 3 4 4 5 5</text:span></text:p>
      <text:p text:style-name="P14"><text:span text:style-name="T4">5<text:tab/><text:tab/><text:tab/><text:tab/><text:tab/><text:tab/><text:tab/>Печать стека</text:span></text:p>
      <text:p text:style-name="P14"><text:span text:style-name="T4">4<text:tab/><text:tab/><text:tab/><text:tab/><text:tab/><text:tab/><text:tab/>Удаление элемента с</text:span></text:p>
      <text:p text:style-name="P14"><text:span text:style-name="T4">0<text:tab/><text:tab/><text:tab/><text:tab/><text:tab/><text:tab/><text:tab/>позиции 0</text:span></text:p>
      <text:p text:style-name="P14"><text:span text:style-name="T4">5<text:tab/><text:tab/><text:tab/><text:tab/><text:tab/><text:tab/><text:tab/>Печать стека<text:tab/></text:span></text:p>
      <text:p text:style-name="P14"><text:span text:style-name="T4">q<text:tab/><text:tab/><text:tab/><text:tab/><text:tab/><text:tab/><text:tab/>Выход</text:span></text:p>
      <text:p text:style-name="P9"/>
      <text:p text:style-name="P28"/>
      <text:list xml:id="list34496535" text:continue-numbering="true" text:style-name="WWNum1">
        <text:list-item>
          <text:p text:style-name="P24"><text:span text:style-name="T7">Результаты выполнения тестов</text:span></text:p>
          <text:p text:style-name="P24"><text:span text:style-name="T19"/></text:p>
        </text:list-item>
      </text:list>
      <text:p text:style-name="P11">test1</text:p>
      <text:p text:style-name="P14"><text:span text:style-name="T15">choose option (m - menu)</text:span></text:p>
      <text:p text:style-name="P14"><text:span text:style-name="T15">m</text:span></text:p>
      <text:p text:style-name="P14"><text:span text:style-name="T15">1) push new element into stack</text:span></text:p>
      <text:p text:style-name="P14"><text:soft-page-break/><text:span text:style-name="T15">2) insert element into chosen position</text:span></text:p>
      <text:p text:style-name="P14"><text:span text:style-name="T15">3) pop element from the stack</text:span></text:p>
      <text:p text:style-name="P14"><text:span text:style-name="T15">4) delete element from the chosen position</text:span></text:p>
      <text:p text:style-name="P14"><text:span text:style-name="T15">5) print stack</text:span></text:p>
      <text:p text:style-name="P14"><text:span text:style-name="T15">6) count elements with area less then chosen value</text:span></text:p>
      <text:p text:style-name="P14"><text:span text:style-name="T15">7) print top element</text:span></text:p>
      <text:p text:style-name="P14"><text:span text:style-name="T15">q) - quit</text:span></text:p>
      <text:p text:style-name="P14"><text:span text:style-name="T15">choose option (m - menu)</text:span></text:p>
      <text:p text:style-name="P14"><text:span text:style-name="T15">1</text:span></text:p>
      <text:p text:style-name="P14"><text:span text:style-name="T15">0 0 1 1 2 2 3 3 4 4 5 5</text:span></text:p>
      <text:p text:style-name="P14"><text:span text:style-name="T15">choose option (m - menu)</text:span></text:p>
      <text:p text:style-name="P14"><text:span text:style-name="T15">1</text:span></text:p>
      <text:p text:style-name="P14"><text:span text:style-name="T15">1 1 2 2 3 3 4 4 5 5 6 6</text:span></text:p>
      <text:p text:style-name="P14"><text:span text:style-name="T15">choose option (m - menu)</text:span></text:p>
      <text:p text:style-name="P14"><text:span text:style-name="T15">5</text:span></text:p>
      <text:p text:style-name="P14"><text:span text:style-name="T15">(1 1) (2 2) (3 3) (4 4) (5 5) (6 6)</text:span></text:p>
      <text:p text:style-name="P14"><text:span text:style-name="T15">(0 0) (1 1) (2 2) (3 3) (4 4) (5 5)</text:span></text:p>
      <text:p text:style-name="P14"><text:span text:style-name="T15">choose option (m - menu)</text:span></text:p>
      <text:p text:style-name="P14"><text:span text:style-name="T15">3</text:span></text:p>
      <text:p text:style-name="P14"><text:span text:style-name="T15">choose option (m - menu)</text:span></text:p>
      <text:p text:style-name="P14"><text:span text:style-name="T15">5</text:span></text:p>
      <text:p text:style-name="P14"><text:span text:style-name="T15">(0 0) (1 1) (2 2) (3 3) (4 4) (5 5)</text:span></text:p>
      <text:p text:style-name="P14"><text:span text:style-name="T15">choose option (m - menu)</text:span></text:p>
      <text:p text:style-name="P14"><text:span text:style-name="T15">q</text:span></text:p>
      <text:p text:style-name="P14"><text:span text:style-name="T15"/></text:p>
      <text:p text:style-name="P14"><text:span text:style-name="T15">C:\Users\Андрей\source\repos\lab5\Debug\lab5.exe (процесс 16764) завершает работу с кодом 0.</text:span></text:p>
      <text:p text:style-name="P14"><text:span text:style-name="T15">Чтобы автоматически закрывать консоль при остановке отладки, установите параметр "Сервис" -&gt; "Параметры" -&gt; "Отладка" -&gt; "Автоматически закрыть консоль при остановке отладки".</text:span></text:p>
      <text:p text:style-name="P14"><text:span text:style-name="T15">Чтобы закрыть это окно, нажмите любую клавишу…</text:span></text:p>
      <text:p text:style-name="P14"><text:span text:style-name="T15"/></text:p>
      <text:p text:style-name="P21"><text:span text:style-name="T15">test2</text:span></text:p>
      <text:p text:style-name="P21"><text:span text:style-name="T15"/></text:p>
      <text:p text:style-name="P22"><text:span text:style-name="T15">choose option (m - menu)</text:span></text:p>
      <text:p text:style-name="P22"><text:span text:style-name="T15">1</text:span></text:p>
      <text:p text:style-name="P22"><text:span text:style-name="T15">0 0 1 1 2 2 3 3 4 4 5 5</text:span></text:p>
      <text:p text:style-name="P22"><text:span text:style-name="T15">choose option (m - menu)</text:span></text:p>
      <text:p text:style-name="P22"><text:span text:style-name="T15">1</text:span></text:p>
      <text:p text:style-name="P22"><text:span text:style-name="T15">1 1 2 2 3 3 4 4 5 5 6 6</text:span></text:p>
      <text:p text:style-name="P22"><text:span text:style-name="T15">choose option (m - menu)</text:span></text:p>
      <text:p text:style-name="P22"><text:span text:style-name="T15">2</text:span></text:p>
      <text:p text:style-name="P22"><text:span text:style-name="T15">enter position to insert</text:span></text:p>
      <text:p text:style-name="P22"><text:span text:style-name="T15">0</text:span></text:p>
      <text:p text:style-name="P22"><text:span text:style-name="T15">enter hexagon</text:span></text:p>
      <text:p text:style-name="P22"><text:soft-page-break/><text:span text:style-name="T15">6 6 5 5 4 4 3 3 2 2 1 1</text:span></text:p>
      <text:p text:style-name="P22"><text:span text:style-name="T15">choose option (m - menu)</text:span></text:p>
      <text:p text:style-name="P22"><text:span text:style-name="T15">5</text:span></text:p>
      <text:p text:style-name="P22"><text:span text:style-name="T15">(6 6) (5 5) (4 4) (3 3) (2 2) (1 1)</text:span></text:p>
      <text:p text:style-name="P22"><text:span text:style-name="T15">(1 1) (2 2) (3 3) (4 4) (5 5) (6 6)</text:span></text:p>
      <text:p text:style-name="P22"><text:span text:style-name="T15">(0 0) (1 1) (2 2) (3 3) (4 4) (5 5)</text:span></text:p>
      <text:p text:style-name="P22"><text:span text:style-name="T15">choose option (m - menu)</text:span></text:p>
      <text:p text:style-name="P22"><text:span text:style-name="T15">6</text:span></text:p>
      <text:p text:style-name="P22"><text:span text:style-name="T15">enter max area</text:span></text:p>
      <text:p text:style-name="P22"><text:span text:style-name="T15">2</text:span></text:p>
      <text:p text:style-name="P22"><text:span text:style-name="T15">3</text:span></text:p>
      <text:p text:style-name="P22"><text:span text:style-name="T15">choose option (m - menu)</text:span></text:p>
      <text:p text:style-name="P22"><text:span text:style-name="T15">7</text:span></text:p>
      <text:p text:style-name="P22"><text:span text:style-name="T15">(6 6) (5 5) (4 4) (3 3) (2 2) (1 1)</text:span></text:p>
      <text:p text:style-name="P22"><text:span text:style-name="T15">choose option (m - menu)</text:span></text:p>
      <text:p text:style-name="P22"><text:span text:style-name="T15">q</text:span></text:p>
      <text:p text:style-name="P21"><text:span text:style-name="T15"/></text:p>
      <text:p text:style-name="P22"><text:span text:style-name="T15">C:\Users\Андрей\source\repos\lab5\Debug\lab5.exe (процесс 22280) завершает работу с кодом 0.</text:span></text:p>
      <text:p text:style-name="P22"><text:span text:style-name="T15">Чтобы автоматически закрывать консоль при остановке отладки, установите параметр "Сервис" -&gt; "Параметры" -&gt; "Отладка" -&gt; "Автоматически закрыть консоль при остановке отладки".</text:span></text:p>
      <text:p text:style-name="P22"><text:span text:style-name="T15">Чтобы закрыть это окно, нажмите любую клавишу…</text:span></text:p>
      <text:p text:style-name="P22"><text:span text:style-name="T15"/></text:p>
      <text:p text:style-name="P16"><text:span text:style-name="T14">test3</text:span></text:p>
      <text:p text:style-name="P21"><text:span text:style-name="T15"/></text:p>
      <text:p text:style-name="P22"><text:span text:style-name="T15">choose option (m - menu)</text:span></text:p>
      <text:p text:style-name="P22"><text:span text:style-name="T15">2</text:span></text:p>
      <text:p text:style-name="P22"><text:span text:style-name="T15">enter position to insert</text:span></text:p>
      <text:p text:style-name="P22"><text:span text:style-name="T15">0</text:span></text:p>
      <text:p text:style-name="P22"><text:span text:style-name="T15">enter hexagon</text:span></text:p>
      <text:p text:style-name="P22"><text:span text:style-name="T15">0 0 1 1 2 2 3 3 4 4 5 5</text:span></text:p>
      <text:p text:style-name="P22"><text:span text:style-name="T15">choose option (m - menu)</text:span></text:p>
      <text:p text:style-name="P22"><text:span text:style-name="T15">5</text:span></text:p>
      <text:p text:style-name="P22"><text:span text:style-name="T15">(0 0) (1 1) (2 2) (3 3) (4 4) (5 5)</text:span></text:p>
      <text:p text:style-name="P22"><text:span text:style-name="T15">choose option (m - menu)</text:span></text:p>
      <text:p text:style-name="P22"><text:span text:style-name="T15">4</text:span></text:p>
      <text:p text:style-name="P22"><text:span text:style-name="T15">enter position to delete</text:span></text:p>
      <text:p text:style-name="P22"><text:span text:style-name="T15">0</text:span></text:p>
      <text:p text:style-name="P22"><text:span text:style-name="T15">choose option (m - menu)</text:span></text:p>
      <text:p text:style-name="P22"><text:span text:style-name="T15">5</text:span></text:p>
      <text:p text:style-name="P22"><text:span text:style-name="T15">choose option (m - menu)</text:span></text:p>
      <text:p text:style-name="P22"><text:span text:style-name="T15">q</text:span></text:p>
      <text:p text:style-name="P22"><text:span text:style-name="T15"/></text:p>
      <text:p text:style-name="P22"><text:soft-page-break/><text:span text:style-name="T15">C:\Users\Андрей\source\repos\lab5\Debug\lab5.exe (процесс 18996) завершает работу с кодом 0.</text:span></text:p>
      <text:p text:style-name="P22"><text:span text:style-name="T15">Чтобы автоматически закрывать консоль при остановке отладки, установите параметр "Сервис" -&gt; "Параметры" -&gt; "Отладка" -&gt; "Автоматически закрыть консоль при остановке отладки".</text:span></text:p>
      <text:p text:style-name="P22"><text:span text:style-name="T15">Чтобы закрыть это окно, нажмите любую клавишу…</text:span></text:p>
      <text:p text:style-name="P8"/>
      <text:list xml:id="list34500785" text:continue-numbering="true" text:style-name="WWNum1">
        <text:list-item>
          <text:p text:style-name="P24"><text:span text:style-name="T7">Объяснение результатов работы программы - вывод</text:span></text:p>
        </text:list-item>
      </text:list>
      <text:p text:style-name="P13"/>
      <text:p text:style-name="P14"><text:span text:style-name="T2">Методы коллекции:<text:line-break/></text:span><text:span text:style-name="T4">1) </text:span><text:span text:style-name="T2">size — размер коллекции<text:line-break/></text:span><text:span text:style-name="T4">2) </text:span><text:span text:style-name="T2">element — описание элемента коллекции<text:line-break/></text:span><text:span text:style-name="T4">3) </text:span><text:span text:style-name="T2">first — головной элемент коллекции<text:line-break/></text:span><text:span text:style-name="T4">4) </text:span><text:span text:style-name="T2">push — добавление элемнета в стек<text:line-break/></text:span><text:span text:style-name="T4">5) </text:span><text:span text:style-name="T2">pop — удаление элекмента из стека<text:line-break/></text:span><text:span text:style-name="T4">6) </text:span><text:span text:style-name="T2">top — возвращает значение головного элемента стека<text:line-break/></text:span><text:span text:style-name="T4">7) </text:span><text:span text:style-name="T2">delete_by_it — удаление элемента по итератору<text:line-break/></text:span><text:span text:style-name="T4">8) </text:span><text:span text:style-name="T2">delete_by_number — уделение элемента по номеру<text:line-break/></text:span><text:span text:style-name="T4">9) </text:span><text:span text:style-name="T2">insert_by_it — вставка элемента по итератору<text:line-break/></text:span><text:span text:style-name="T4">10) </text:span><text:span text:style-name="T2">insert_by_number — удаление элемента по итератору<text:line-break/></text:span><text:span text:style-name="T4">11) </text:span><text:span text:style-name="T2">forward_iterator — реализация итератора forward_iterator</text:span></text:p>
      <text:p text:style-name="P7"/>
      <text:p text:style-name="P14"><text:span text:style-name="T10">В ходе данной лабораторной работы были получены навыки работы с умными указателями.</text:span></text:p>
      <text:p text:style-name="P14"><text:span text:style-name="T10">Умные указатели полезны в работе с динамечскими структурами, как инструменты более удобного контроля за выделением и освобождением <text:s/>памяти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" svg:font-family="'Lohit Devanagari'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" svg:font-family="'Liberation Serif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ru" fo:country="RU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start" style:justify-single-word="false" fo:orphans="2" fo:widows="2" fo:hyphenation-ladder-count="no-limit" style:writing-mode="lr-tb"/>
      <style:text-properties fo:color="#000000" style:font-name="Times New Roman" fo:font-size="12pt" fo:language="ru" fo:country="RU" style:letter-kerning="true" style:font-name-asian="Times New Roman1" style:font-size-asian="12pt" style:language-asian="ar" style:country-asian="SA" style:font-name-complex="Liberation Serif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Lohit Devanagari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Lohit Devanagari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ohit Devanagari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text-align="center" style:justify-single-word="false" fo:keep-together="always" fo:keep-with-next="always"/>
      <style:text-properties fo:color="#000000" fo:font-size="16pt" style:font-name-asian="F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000000" style:font-name-asian="F" style:font-name-complex="F" style:font-size-complex="13pt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Lohit Devanagari1" style:font-style-complex="italic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ListNum" style:family="paragraph" style:parent-style-name="Standard" style:default-outline-level="" style:list-style-name="">
      <style:paragraph-properties fo:margin-top="0cm" fo:margin-bottom="0.212cm" fo:text-align="justify" style:justify-single-word="false" fo:hyphenation-ladder-count="no-limit"/>
      <style:text-properties fo:color="#00000a" fo:font-size="10pt" style:letter-kerning="true" style:font-size-asian="10pt" style:language-asian="ru" style:country-asian="RU" style:font-name-complex="Times New Roman1" style:font-size-complex="10pt" style:language-complex="ar" style:country-complex="SA" fo:hyphenate="true" fo:hyphenation-remain-char-count="2" fo:hyphenation-push-char-count="2"/>
    </style:style>
    <style:style style:name="ListBul2" style:family="paragraph" style:parent-style-name="Standard" style:default-outline-level="" style:list-style-name="">
      <style:paragraph-properties fo:margin-top="0cm" fo:margin-bottom="0.212cm" fo:text-align="justify" style:justify-single-word="false" fo:hyphenation-ladder-count="no-limit"/>
      <style:text-properties fo:color="#00000a" fo:font-size="10pt" style:letter-kerning="true" style:font-size-asian="10pt" style:language-asian="ru" style:country-asian="RU" style:font-name-complex="Times New Roman1" style:font-size-complex="10pt" style:language-complex="ar" style:country-complex="SA" fo:hyphenate="true" fo:hyphenation-remain-char-count="2" fo:hyphenation-push-char-count="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cm" fo:text-indent="0cm" style:auto-text-indent="false"/>
      <style:text-properties style:font-name-complex="Mangal" style:font-size-complex="10.5pt"/>
    </style:style>
    <style:style style:name="Frame_20_Contents" style:display-name="Frame Contents" style:family="paragraph" style:parent-style-name="Standard" style:default-outline-level="" style:list-style-name="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style:font-name="Times New Roman" fo:font-size="16pt" style:font-name-asian="F" style:font-size-asian="16pt" style:font-name-complex="F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000000" style:font-name="Times New Roman" fo:font-size="14pt" style:font-name-asian="F" style:font-size-asian="14pt" style:font-name-complex="F" style:font-size-complex="13pt"/>
    </style:style>
    <style:style style:name="command" style:family="text">
      <style:text-properties fo:color="#ff0000" style:font-name="Courier New" style:font-name-complex="Courier New1"/>
    </style:style>
    <style:style style:name="kursiv" style:family="text">
      <style:text-properties fo:font-style="italic" style:font-style-asian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2" style:display-name="ListLabel 2" style:family="text">
      <style:text-properties style:font-name-asian="Times New Roman1"/>
    </style:style>
    <style:style style:name="ListLabel_20_3" style:display-name="ListLabel 3" style:family="text">
      <style:text-properties style:font-name-asian="Times New Roman1"/>
    </style:style>
    <style:style style:name="ListLabel_20_4" style:display-name="ListLabel 4" style:family="text">
      <style:text-properties style:font-name-asian="Times New Roman1"/>
    </style:style>
    <style:style style:name="ListLabel_20_5" style:display-name="ListLabel 5" style:family="text">
      <style:text-properties style:font-name-asian="Times New Roman1"/>
    </style:style>
    <style:style style:name="ListLabel_20_6" style:display-name="ListLabel 6" style:family="text">
      <style:text-properties style:font-name-asian="Times New Roman1"/>
    </style:style>
    <style:style style:name="ListLabel_20_7" style:display-name="ListLabel 7" style:family="text">
      <style:text-properties style:font-name-asian="Times New Roman1"/>
    </style:style>
    <style:style style:name="ListLabel_20_8" style:display-name="ListLabel 8" style:family="text">
      <style:text-properties style:font-name-asian="Times New Roman1"/>
    </style:style>
    <style:style style:name="ListLabel_20_9" style:display-name="ListLabel 9" style:family="text">
      <style:text-properties style:font-name-asian="Times New Roman1"/>
    </style:style>
    <style:style style:name="ListLabel_20_10" style:display-name="ListLabel 10" style:family="text">
      <style:text-properties style:font-name-complex="Courier New1"/>
    </style:style>
    <style:style style:name="ListLabel_20_11" style:display-name="ListLabel 11" style:family="text">
      <style:text-properties style:font-name-complex="Courier New1"/>
    </style:style>
    <style:style style:name="ListLabel_20_12" style:display-name="ListLabel 12" style:family="text">
      <style:text-properties style:font-name-complex="Courier New1"/>
    </style:style>
    <style:style style:name="ListLabel_20_13" style:display-name="ListLabel 13" style:family="text">
      <style:text-properties fo:color="#00000a" fo:font-size="8pt" style:font-size-asian="8pt" style:font-name-complex="Times New Roman1"/>
    </style:style>
    <style:style style:name="ListLabel_20_14" style:display-name="ListLabel 14" style:family="text">
      <style:text-properties style:font-name-complex="Courier New1"/>
    </style:style>
    <style:style style:name="ListLabel_20_15" style:display-name="ListLabel 15" style:family="text">
      <style:text-properties style:font-name-complex="Courier New1"/>
    </style:style>
    <style:style style:name="ListLabel_20_16" style:display-name="ListLabel 16" style:family="text">
      <style:text-properties style:font-name-complex="Courier New1"/>
    </style:style>
    <style:style style:name="ListLabel_20_17" style:display-name="ListLabel 17" style:family="text">
      <style:text-properties style:font-name-asian="F" style:font-name-complex="F"/>
    </style:style>
    <style:style style:name="ListLabel_20_18" style:display-name="ListLabel 18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19" style:display-name="ListLabel 19" style:family="text">
      <style:text-properties style:font-name-asian="Times New Roman1"/>
    </style:style>
    <style:style style:name="ListLabel_20_20" style:display-name="ListLabel 20" style:family="text">
      <style:text-properties style:font-name-asian="Times New Roman1"/>
    </style:style>
    <style:style style:name="ListLabel_20_21" style:display-name="ListLabel 21" style:family="text">
      <style:text-properties style:font-name-asian="Times New Roman1"/>
    </style:style>
    <style:style style:name="ListLabel_20_22" style:display-name="ListLabel 22" style:family="text">
      <style:text-properties style:font-name-asian="Times New Roman1"/>
    </style:style>
    <style:style style:name="ListLabel_20_23" style:display-name="ListLabel 23" style:family="text">
      <style:text-properties style:font-name-asian="Times New Roman1"/>
    </style:style>
    <style:style style:name="ListLabel_20_24" style:display-name="ListLabel 24" style:family="text">
      <style:text-properties style:font-name-asian="Times New Roman1"/>
    </style:style>
    <style:style style:name="ListLabel_20_25" style:display-name="ListLabel 25" style:family="text">
      <style:text-properties style:font-name-asian="Times New Roman1"/>
    </style:style>
    <style:style style:name="ListLabel_20_26" style:display-name="ListLabel 26" style:family="text">
      <style:text-properties style:font-name-asian="Times New Roman1"/>
    </style:style>
    <style:style style:name="ListLabel_20_27" style:display-name="ListLabel 27" style:family="text">
      <style:text-properties style:font-name-complex="Symbol"/>
    </style:style>
    <style:style style:name="ListLabel_20_28" style:display-name="ListLabel 28" style:family="text">
      <style:text-properties style:font-name-complex="Courier New1"/>
    </style:style>
    <style:style style:name="ListLabel_20_29" style:display-name="ListLabel 29" style:family="text">
      <style:text-properties style:font-name-complex="Wingdings"/>
    </style:style>
    <style:style style:name="ListLabel_20_30" style:display-name="ListLabel 30" style:family="text">
      <style:text-properties style:font-name-complex="Symbol"/>
    </style:style>
    <style:style style:name="ListLabel_20_31" style:display-name="ListLabel 31" style:family="text">
      <style:text-properties style:font-name-complex="Courier New1"/>
    </style:style>
    <style:style style:name="ListLabel_20_32" style:display-name="ListLabel 32" style:family="text">
      <style:text-properties style:font-name-complex="Wingdings"/>
    </style:style>
    <style:style style:name="ListLabel_20_33" style:display-name="ListLabel 33" style:family="text">
      <style:text-properties style:font-name-complex="Symbol"/>
    </style:style>
    <style:style style:name="ListLabel_20_34" style:display-name="ListLabel 34" style:family="text">
      <style:text-properties style:font-name-complex="Courier New1"/>
    </style:style>
    <style:style style:name="ListLabel_20_35" style:display-name="ListLabel 35" style:family="text">
      <style:text-properties style:font-name-complex="Wingdings"/>
    </style:style>
    <style:style style:name="ListLabel_20_36" style:display-name="ListLabel 36" style:family="text">
      <style:text-properties style:font-name-asian="F" style:font-name-complex="F"/>
    </style:style>
    <style:style style:name="ListLabel_20_37" style:display-name="ListLabel 37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38" style:display-name="ListLabel 38" style:family="text">
      <style:text-properties style:font-name-asian="Times New Roman1"/>
    </style:style>
    <style:style style:name="ListLabel_20_39" style:display-name="ListLabel 39" style:family="text">
      <style:text-properties style:font-name-asian="Times New Roman1"/>
    </style:style>
    <style:style style:name="ListLabel_20_40" style:display-name="ListLabel 40" style:family="text">
      <style:text-properties style:font-name-asian="Times New Roman1"/>
    </style:style>
    <style:style style:name="ListLabel_20_41" style:display-name="ListLabel 41" style:family="text">
      <style:text-properties style:font-name-asian="Times New Roman1"/>
    </style:style>
    <style:style style:name="ListLabel_20_42" style:display-name="ListLabel 42" style:family="text">
      <style:text-properties style:font-name-asian="Times New Roman1"/>
    </style:style>
    <style:style style:name="ListLabel_20_43" style:display-name="ListLabel 43" style:family="text">
      <style:text-properties style:font-name-asian="Times New Roman1"/>
    </style:style>
    <style:style style:name="ListLabel_20_44" style:display-name="ListLabel 44" style:family="text">
      <style:text-properties style:font-name-asian="Times New Roman1"/>
    </style:style>
    <style:style style:name="ListLabel_20_45" style:display-name="ListLabel 45" style:family="text">
      <style:text-properties style:font-name-asian="Times New Roman1"/>
    </style:style>
    <style:style style:name="ListLabel_20_46" style:display-name="ListLabel 46" style:family="text">
      <style:text-properties style:font-name-complex="Symbol"/>
    </style:style>
    <style:style style:name="ListLabel_20_47" style:display-name="ListLabel 47" style:family="text">
      <style:text-properties style:font-name-complex="Courier New1"/>
    </style:style>
    <style:style style:name="ListLabel_20_48" style:display-name="ListLabel 48" style:family="text">
      <style:text-properties style:font-name-complex="Wingdings"/>
    </style:style>
    <style:style style:name="ListLabel_20_49" style:display-name="ListLabel 49" style:family="text">
      <style:text-properties style:font-name-complex="Symbol"/>
    </style:style>
    <style:style style:name="ListLabel_20_50" style:display-name="ListLabel 50" style:family="text">
      <style:text-properties style:font-name-complex="Courier New1"/>
    </style:style>
    <style:style style:name="ListLabel_20_51" style:display-name="ListLabel 51" style:family="text">
      <style:text-properties style:font-name-complex="Wingdings"/>
    </style:style>
    <style:style style:name="ListLabel_20_52" style:display-name="ListLabel 52" style:family="text">
      <style:text-properties style:font-name-complex="Symbol"/>
    </style:style>
    <style:style style:name="ListLabel_20_53" style:display-name="ListLabel 53" style:family="text">
      <style:text-properties style:font-name-complex="Courier New1"/>
    </style:style>
    <style:style style:name="ListLabel_20_54" style:display-name="ListLabel 54" style:family="text">
      <style:text-properties style:font-name-complex="Wingdings"/>
    </style:style>
    <style:style style:name="ListLabel_20_55" style:display-name="ListLabel 55" style:family="text">
      <style:text-properties style:font-name-asian="F" style:font-name-complex="F"/>
    </style:style>
    <style:style style:name="ListLabel_20_56" style:display-name="ListLabel 56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57" style:display-name="ListLabel 57" style:family="text">
      <style:text-properties style:font-name-asian="Times New Roman1"/>
    </style:style>
    <style:style style:name="ListLabel_20_58" style:display-name="ListLabel 58" style:family="text">
      <style:text-properties style:font-name-asian="Times New Roman1"/>
    </style:style>
    <style:style style:name="ListLabel_20_59" style:display-name="ListLabel 59" style:family="text">
      <style:text-properties style:font-name-asian="Times New Roman1"/>
    </style:style>
    <style:style style:name="ListLabel_20_60" style:display-name="ListLabel 60" style:family="text">
      <style:text-properties style:font-name-asian="Times New Roman1"/>
    </style:style>
    <style:style style:name="ListLabel_20_61" style:display-name="ListLabel 61" style:family="text">
      <style:text-properties style:font-name-asian="Times New Roman1"/>
    </style:style>
    <style:style style:name="ListLabel_20_62" style:display-name="ListLabel 62" style:family="text">
      <style:text-properties style:font-name-asian="Times New Roman1"/>
    </style:style>
    <style:style style:name="ListLabel_20_63" style:display-name="ListLabel 63" style:family="text">
      <style:text-properties style:font-name-asian="Times New Roman1"/>
    </style:style>
    <style:style style:name="ListLabel_20_64" style:display-name="ListLabel 64" style:family="text">
      <style:text-properties style:font-name-asian="Times New Roman1"/>
    </style:style>
    <style:style style:name="ListLabel_20_65" style:display-name="ListLabel 65" style:family="text">
      <style:text-properties style:font-name-complex="Symbol"/>
    </style:style>
    <style:style style:name="ListLabel_20_66" style:display-name="ListLabel 66" style:family="text">
      <style:text-properties style:font-name-complex="Courier New1"/>
    </style:style>
    <style:style style:name="ListLabel_20_67" style:display-name="ListLabel 67" style:family="text">
      <style:text-properties style:font-name-complex="Wingdings"/>
    </style:style>
    <style:style style:name="ListLabel_20_68" style:display-name="ListLabel 68" style:family="text">
      <style:text-properties style:font-name-complex="Symbol"/>
    </style:style>
    <style:style style:name="ListLabel_20_69" style:display-name="ListLabel 69" style:family="text">
      <style:text-properties style:font-name-complex="Courier New1"/>
    </style:style>
    <style:style style:name="ListLabel_20_70" style:display-name="ListLabel 70" style:family="text">
      <style:text-properties style:font-name-complex="Wingdings"/>
    </style:style>
    <style:style style:name="ListLabel_20_71" style:display-name="ListLabel 71" style:family="text">
      <style:text-properties style:font-name-complex="Symbol"/>
    </style:style>
    <style:style style:name="ListLabel_20_72" style:display-name="ListLabel 72" style:family="text">
      <style:text-properties style:font-name-complex="Courier New1"/>
    </style:style>
    <style:style style:name="ListLabel_20_73" style:display-name="ListLabel 73" style:family="text">
      <style:text-properties style:font-name-complex="Wingdings"/>
    </style:style>
    <style:style style:name="ListLabel_20_74" style:display-name="ListLabel 74" style:family="text">
      <style:text-properties style:font-name-asian="F" style:font-name-complex="F"/>
    </style:style>
    <style:style style:name="ListLabel_20_75" style:display-name="ListLabel 75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76" style:display-name="ListLabel 76" style:family="text">
      <style:text-properties style:font-name-asian="Times New Roman1"/>
    </style:style>
    <style:style style:name="ListLabel_20_77" style:display-name="ListLabel 77" style:family="text">
      <style:text-properties style:font-name-asian="Times New Roman1"/>
    </style:style>
    <style:style style:name="ListLabel_20_78" style:display-name="ListLabel 78" style:family="text">
      <style:text-properties style:font-name-asian="Times New Roman1"/>
    </style:style>
    <style:style style:name="ListLabel_20_79" style:display-name="ListLabel 79" style:family="text">
      <style:text-properties style:font-name-asian="Times New Roman1"/>
    </style:style>
    <style:style style:name="ListLabel_20_80" style:display-name="ListLabel 80" style:family="text">
      <style:text-properties style:font-name-asian="Times New Roman1"/>
    </style:style>
    <style:style style:name="ListLabel_20_81" style:display-name="ListLabel 81" style:family="text">
      <style:text-properties style:font-name-asian="Times New Roman1"/>
    </style:style>
    <style:style style:name="ListLabel_20_82" style:display-name="ListLabel 82" style:family="text">
      <style:text-properties style:font-name-asian="Times New Roman1"/>
    </style:style>
    <style:style style:name="ListLabel_20_83" style:display-name="ListLabel 83" style:family="text">
      <style:text-properties style:font-name-asian="Times New Roman1"/>
    </style:style>
    <style:style style:name="ListLabel_20_84" style:display-name="ListLabel 84" style:family="text">
      <style:text-properties style:font-name-complex="Symbol"/>
    </style:style>
    <style:style style:name="ListLabel_20_85" style:display-name="ListLabel 85" style:family="text">
      <style:text-properties style:font-name-complex="Courier New1"/>
    </style:style>
    <style:style style:name="ListLabel_20_86" style:display-name="ListLabel 86" style:family="text">
      <style:text-properties style:font-name-complex="Wingdings"/>
    </style:style>
    <style:style style:name="ListLabel_20_87" style:display-name="ListLabel 87" style:family="text">
      <style:text-properties style:font-name-complex="Symbol"/>
    </style:style>
    <style:style style:name="ListLabel_20_88" style:display-name="ListLabel 88" style:family="text">
      <style:text-properties style:font-name-complex="Courier New1"/>
    </style:style>
    <style:style style:name="ListLabel_20_89" style:display-name="ListLabel 89" style:family="text">
      <style:text-properties style:font-name-complex="Wingdings"/>
    </style:style>
    <style:style style:name="ListLabel_20_90" style:display-name="ListLabel 90" style:family="text">
      <style:text-properties style:font-name-complex="Symbol"/>
    </style:style>
    <style:style style:name="ListLabel_20_91" style:display-name="ListLabel 91" style:family="text">
      <style:text-properties style:font-name-complex="Courier New1"/>
    </style:style>
    <style:style style:name="ListLabel_20_92" style:display-name="ListLabel 92" style:family="text">
      <style:text-properties style:font-name-complex="Wingdings"/>
    </style:style>
    <style:style style:name="ListLabel_20_93" style:display-name="ListLabel 93" style:family="text">
      <style:text-properties style:font-name-asian="F" style:font-name-complex="F"/>
    </style:style>
    <style:style style:name="ListLabel_20_94" style:display-name="ListLabel 94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95" style:display-name="ListLabel 95" style:family="text">
      <style:text-properties style:font-name-asian="Times New Roman1"/>
    </style:style>
    <style:style style:name="ListLabel_20_96" style:display-name="ListLabel 96" style:family="text">
      <style:text-properties style:font-name-asian="Times New Roman1"/>
    </style:style>
    <style:style style:name="ListLabel_20_97" style:display-name="ListLabel 97" style:family="text">
      <style:text-properties style:font-name-asian="Times New Roman1"/>
    </style:style>
    <style:style style:name="ListLabel_20_98" style:display-name="ListLabel 98" style:family="text">
      <style:text-properties style:font-name-asian="Times New Roman1"/>
    </style:style>
    <style:style style:name="ListLabel_20_99" style:display-name="ListLabel 99" style:family="text">
      <style:text-properties style:font-name-asian="Times New Roman1"/>
    </style:style>
    <style:style style:name="ListLabel_20_100" style:display-name="ListLabel 100" style:family="text">
      <style:text-properties style:font-name-asian="Times New Roman1"/>
    </style:style>
    <style:style style:name="ListLabel_20_101" style:display-name="ListLabel 101" style:family="text">
      <style:text-properties style:font-name-asian="Times New Roman1"/>
    </style:style>
    <style:style style:name="ListLabel_20_102" style:display-name="ListLabel 102" style:family="text">
      <style:text-properties style:font-name-asian="Times New Roman1"/>
    </style:style>
    <style:style style:name="ListLabel_20_103" style:display-name="ListLabel 103" style:family="text">
      <style:text-properties style:font-name-complex="Symbol"/>
    </style:style>
    <style:style style:name="ListLabel_20_104" style:display-name="ListLabel 104" style:family="text">
      <style:text-properties style:font-name-complex="Courier New1"/>
    </style:style>
    <style:style style:name="ListLabel_20_105" style:display-name="ListLabel 105" style:family="text">
      <style:text-properties style:font-name-complex="Wingdings"/>
    </style:style>
    <style:style style:name="ListLabel_20_106" style:display-name="ListLabel 106" style:family="text">
      <style:text-properties style:font-name-complex="Symbol"/>
    </style:style>
    <style:style style:name="ListLabel_20_107" style:display-name="ListLabel 107" style:family="text">
      <style:text-properties style:font-name-complex="Courier New1"/>
    </style:style>
    <style:style style:name="ListLabel_20_108" style:display-name="ListLabel 108" style:family="text">
      <style:text-properties style:font-name-complex="Wingdings"/>
    </style:style>
    <style:style style:name="ListLabel_20_109" style:display-name="ListLabel 109" style:family="text">
      <style:text-properties style:font-name-complex="Symbol"/>
    </style:style>
    <style:style style:name="ListLabel_20_110" style:display-name="ListLabel 110" style:family="text">
      <style:text-properties style:font-name-complex="Courier New1"/>
    </style:style>
    <style:style style:name="ListLabel_20_111" style:display-name="ListLabel 111" style:family="text">
      <style:text-properties style:font-name-complex="Wingdings"/>
    </style:style>
    <style:style style:name="ListLabel_20_112" style:display-name="ListLabel 112" style:family="text">
      <style:text-properties style:font-name-asian="F" style:font-name-complex="F"/>
    </style:style>
    <style:style style:name="ListLabel_20_113" style:display-name="ListLabel 113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114" style:display-name="ListLabel 114" style:family="text">
      <style:text-properties style:font-name-asian="Times New Roman1"/>
    </style:style>
    <style:style style:name="ListLabel_20_115" style:display-name="ListLabel 115" style:family="text">
      <style:text-properties style:font-name-asian="Times New Roman1"/>
    </style:style>
    <style:style style:name="ListLabel_20_116" style:display-name="ListLabel 116" style:family="text">
      <style:text-properties style:font-name-asian="Times New Roman1"/>
    </style:style>
    <style:style style:name="ListLabel_20_117" style:display-name="ListLabel 117" style:family="text">
      <style:text-properties style:font-name-asian="Times New Roman1"/>
    </style:style>
    <style:style style:name="ListLabel_20_118" style:display-name="ListLabel 118" style:family="text">
      <style:text-properties style:font-name-asian="Times New Roman1"/>
    </style:style>
    <style:style style:name="ListLabel_20_119" style:display-name="ListLabel 119" style:family="text">
      <style:text-properties style:font-name-asian="Times New Roman1"/>
    </style:style>
    <style:style style:name="ListLabel_20_120" style:display-name="ListLabel 120" style:family="text">
      <style:text-properties style:font-name-asian="Times New Roman1"/>
    </style:style>
    <style:style style:name="ListLabel_20_121" style:display-name="ListLabel 121" style:family="text">
      <style:text-properties style:font-name-asian="Times New Roman1"/>
    </style:style>
    <style:style style:name="ListLabel_20_122" style:display-name="ListLabel 122" style:family="text">
      <style:text-properties style:font-name-complex="Symbol"/>
    </style:style>
    <style:style style:name="ListLabel_20_123" style:display-name="ListLabel 123" style:family="text">
      <style:text-properties style:font-name-complex="Courier New1"/>
    </style:style>
    <style:style style:name="ListLabel_20_124" style:display-name="ListLabel 124" style:family="text">
      <style:text-properties style:font-name-complex="Wingdings"/>
    </style:style>
    <style:style style:name="ListLabel_20_125" style:display-name="ListLabel 125" style:family="text">
      <style:text-properties style:font-name-complex="Symbol"/>
    </style:style>
    <style:style style:name="ListLabel_20_126" style:display-name="ListLabel 126" style:family="text">
      <style:text-properties style:font-name-complex="Courier New1"/>
    </style:style>
    <style:style style:name="ListLabel_20_127" style:display-name="ListLabel 127" style:family="text">
      <style:text-properties style:font-name-complex="Wingdings"/>
    </style:style>
    <style:style style:name="ListLabel_20_128" style:display-name="ListLabel 128" style:family="text">
      <style:text-properties style:font-name-complex="Symbol"/>
    </style:style>
    <style:style style:name="ListLabel_20_129" style:display-name="ListLabel 129" style:family="text">
      <style:text-properties style:font-name-complex="Courier New1"/>
    </style:style>
    <style:style style:name="ListLabel_20_130" style:display-name="ListLabel 130" style:family="text">
      <style:text-properties style:font-name-complex="Wingdings"/>
    </style:style>
    <style:style style:name="ListLabel_20_131" style:display-name="ListLabel 131" style:family="text">
      <style:text-properties style:font-name-asian="F" style:font-name-complex="F"/>
    </style:style>
    <style:style style:name="ListLabel_20_132" style:display-name="ListLabel 132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133" style:display-name="ListLabel 133" style:family="text">
      <style:text-properties style:font-name-asian="Times New Roman1"/>
    </style:style>
    <style:style style:name="ListLabel_20_134" style:display-name="ListLabel 134" style:family="text">
      <style:text-properties style:font-name-asian="Times New Roman1"/>
    </style:style>
    <style:style style:name="ListLabel_20_135" style:display-name="ListLabel 135" style:family="text">
      <style:text-properties style:font-name-asian="Times New Roman1"/>
    </style:style>
    <style:style style:name="ListLabel_20_136" style:display-name="ListLabel 136" style:family="text">
      <style:text-properties style:font-name-asian="Times New Roman1"/>
    </style:style>
    <style:style style:name="ListLabel_20_137" style:display-name="ListLabel 137" style:family="text">
      <style:text-properties style:font-name-asian="Times New Roman1"/>
    </style:style>
    <style:style style:name="ListLabel_20_138" style:display-name="ListLabel 138" style:family="text">
      <style:text-properties style:font-name-asian="Times New Roman1"/>
    </style:style>
    <style:style style:name="ListLabel_20_139" style:display-name="ListLabel 139" style:family="text">
      <style:text-properties style:font-name-asian="Times New Roman1"/>
    </style:style>
    <style:style style:name="ListLabel_20_140" style:display-name="ListLabel 140" style:family="text">
      <style:text-properties style:font-name-asian="Times New Roman1"/>
    </style:style>
    <style:style style:name="ListLabel_20_141" style:display-name="ListLabel 141" style:family="text">
      <style:text-properties style:font-name-complex="Symbol"/>
    </style:style>
    <style:style style:name="ListLabel_20_142" style:display-name="ListLabel 142" style:family="text">
      <style:text-properties style:font-name-complex="Courier New1"/>
    </style:style>
    <style:style style:name="ListLabel_20_143" style:display-name="ListLabel 143" style:family="text">
      <style:text-properties style:font-name-complex="Wingdings"/>
    </style:style>
    <style:style style:name="ListLabel_20_144" style:display-name="ListLabel 144" style:family="text">
      <style:text-properties style:font-name-complex="Symbol"/>
    </style:style>
    <style:style style:name="ListLabel_20_145" style:display-name="ListLabel 145" style:family="text">
      <style:text-properties style:font-name-complex="Courier New1"/>
    </style:style>
    <style:style style:name="ListLabel_20_146" style:display-name="ListLabel 146" style:family="text">
      <style:text-properties style:font-name-complex="Wingdings"/>
    </style:style>
    <style:style style:name="ListLabel_20_147" style:display-name="ListLabel 147" style:family="text">
      <style:text-properties style:font-name-complex="Symbol"/>
    </style:style>
    <style:style style:name="ListLabel_20_148" style:display-name="ListLabel 148" style:family="text">
      <style:text-properties style:font-name-complex="Courier New1"/>
    </style:style>
    <style:style style:name="ListLabel_20_149" style:display-name="ListLabel 149" style:family="text">
      <style:text-properties style:font-name-complex="Wingdings"/>
    </style:style>
    <style:style style:name="ListLabel_20_150" style:display-name="ListLabel 150" style:family="text">
      <style:text-properties style:font-name-asian="F" style:font-name-complex="F"/>
    </style:style>
    <style:style style:name="ListLabel_20_151" style:display-name="ListLabel 151" style:family="text">
      <style:text-properties style:font-name="Times New Roman"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152" style:display-name="ListLabel 152" style:family="text">
      <style:text-properties style:font-name-asian="Times New Roman1"/>
    </style:style>
    <style:style style:name="ListLabel_20_153" style:display-name="ListLabel 153" style:family="text">
      <style:text-properties style:font-name-asian="Times New Roman1"/>
    </style:style>
    <style:style style:name="ListLabel_20_154" style:display-name="ListLabel 154" style:family="text">
      <style:text-properties style:font-name-asian="Times New Roman1"/>
    </style:style>
    <style:style style:name="ListLabel_20_155" style:display-name="ListLabel 155" style:family="text">
      <style:text-properties style:font-name-asian="Times New Roman1"/>
    </style:style>
    <style:style style:name="ListLabel_20_156" style:display-name="ListLabel 156" style:family="text">
      <style:text-properties style:font-name-asian="Times New Roman1"/>
    </style:style>
    <style:style style:name="ListLabel_20_157" style:display-name="ListLabel 157" style:family="text">
      <style:text-properties style:font-name-asian="Times New Roman1"/>
    </style:style>
    <style:style style:name="ListLabel_20_158" style:display-name="ListLabel 158" style:family="text">
      <style:text-properties style:font-name-asian="Times New Roman1"/>
    </style:style>
    <style:style style:name="ListLabel_20_159" style:display-name="ListLabel 159" style:family="text">
      <style:text-properties style:font-name-asian="Times New Roman1"/>
    </style:style>
    <style:style style:name="ListLabel_20_160" style:display-name="ListLabel 160" style:family="text">
      <style:text-properties style:font-name="Times New Roman" fo:font-size="14pt" style:font-name-asian="F" style:font-size-asian="14pt" style:font-name-complex="F" style:font-size-complex="14pt"/>
    </style:style>
    <style:style style:name="ListLabel_20_161" style:display-name="ListLabel 161" style:family="text">
      <style:text-properties style:font-name="Times New Roman"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162" style:display-name="ListLabel 162" style:family="text">
      <style:text-properties style:font-name-asian="Times New Roman1"/>
    </style:style>
    <style:style style:name="ListLabel_20_163" style:display-name="ListLabel 163" style:family="text">
      <style:text-properties style:font-name-asian="Times New Roman1"/>
    </style:style>
    <style:style style:name="ListLabel_20_164" style:display-name="ListLabel 164" style:family="text">
      <style:text-properties style:font-name-asian="Times New Roman1"/>
    </style:style>
    <style:style style:name="ListLabel_20_165" style:display-name="ListLabel 165" style:family="text">
      <style:text-properties style:font-name-asian="Times New Roman1"/>
    </style:style>
    <style:style style:name="ListLabel_20_166" style:display-name="ListLabel 166" style:family="text">
      <style:text-properties style:font-name-asian="Times New Roman1"/>
    </style:style>
    <style:style style:name="ListLabel_20_167" style:display-name="ListLabel 167" style:family="text">
      <style:text-properties style:font-name-asian="Times New Roman1"/>
    </style:style>
    <style:style style:name="ListLabel_20_168" style:display-name="ListLabel 168" style:family="text">
      <style:text-properties style:font-name-asian="Times New Roman1"/>
    </style:style>
    <style:style style:name="ListLabel_20_169" style:display-name="ListLabel 169" style:family="text">
      <style:text-properties style:font-name-asian="Times New Roman1"/>
    </style:style>
    <style:style style:name="ListLabel_20_170" style:display-name="ListLabel 170" style:family="text">
      <style:text-properties fo:font-size="14pt" style:font-name-asian="F" style:font-size-asian="14pt" style:font-name-complex="F" style:font-size-complex="14pt"/>
    </style:style>
    <style:style style:name="ListLabel_20_171" style:display-name="ListLabel 171" style:family="text">
      <style:text-properties style:font-name="Times New Roman"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172" style:display-name="ListLabel 172" style:family="text">
      <style:text-properties style:font-name-asian="Times New Roman1"/>
    </style:style>
    <style:style style:name="ListLabel_20_173" style:display-name="ListLabel 173" style:family="text">
      <style:text-properties style:font-name-asian="Times New Roman1"/>
    </style:style>
    <style:style style:name="ListLabel_20_174" style:display-name="ListLabel 174" style:family="text">
      <style:text-properties style:font-name-asian="Times New Roman1"/>
    </style:style>
    <style:style style:name="ListLabel_20_175" style:display-name="ListLabel 175" style:family="text">
      <style:text-properties style:font-name-asian="Times New Roman1"/>
    </style:style>
    <style:style style:name="ListLabel_20_176" style:display-name="ListLabel 176" style:family="text">
      <style:text-properties style:font-name-asian="Times New Roman1"/>
    </style:style>
    <style:style style:name="ListLabel_20_177" style:display-name="ListLabel 177" style:family="text">
      <style:text-properties style:font-name-asian="Times New Roman1"/>
    </style:style>
    <style:style style:name="ListLabel_20_178" style:display-name="ListLabel 178" style:family="text">
      <style:text-properties style:font-name-asian="Times New Roman1"/>
    </style:style>
    <style:style style:name="ListLabel_20_179" style:display-name="ListLabel 179" style:family="text">
      <style:text-properties style:font-name-asian="Times New Roman1"/>
    </style:style>
    <style:style style:name="ListLabel_20_180" style:display-name="ListLabel 180" style:family="text">
      <style:text-properties fo:font-size="14pt" style:font-name-asian="F" style:font-size-asian="14pt" style:font-name-complex="F" style:font-size-complex="14pt"/>
    </style:style>
    <style:style style:name="ListLabel_20_181" style:display-name="ListLabel 181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182" style:display-name="ListLabel 182" style:family="text">
      <style:text-properties style:font-name-asian="Times New Roman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8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2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2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14T15:10:00</meta:creation-date>
    <meta:initial-creator>Valera Anisimov</meta:initial-creator>
    <dc:language>en-US</dc:language>
    <dc:date>2019-12-23T14:28:55.52</dc:date>
    <meta:editing-cycles>23</meta:editing-cycles>
    <meta:editing-duration>PT31M26S</meta:editing-duration>
    <meta:generator>OpenOffice/4.1.5$Win32 OpenOffice.org_project/415m1$Build-9789</meta:generator>
    <dc:creator>Андрей Дубов</dc:creator>
    <meta:document-statistic meta:table-count="0" meta:image-count="0" meta:object-count="0" meta:page-count="11" meta:paragraph-count="439" meta:word-count="1790" meta:character-count="12040"/>
    <meta:user-defined meta:name="Company">SPecialiST RePack</meta:user-defined>
    <meta:template xlink:type="simple" xlink:actuate="onRequest" xlink:title="Normal" xlink:href=""/>
  </office:meta>
</office:document-meta>
</file>